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" svg:font-family="Helv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start"/>
    </style:style>
    <style:style style:name="ce2" style:family="table-cell" style:parent-style-name="Default" style:data-style-name="N3">
      <style:table-cell-properties style:cell-protect="protected" style:print-content="true"/>
    </style:style>
    <style:style style:name="ce3" style:family="table-cell" style:parent-style-name="Default" style:data-style-name="N3">
      <style:table-cell-properties style:cell-protect="protected" style:print-content="tru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6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Helv" fo:font-size="10pt" fo:font-style="normal" fo:text-shadow="none" style:text-underline-style="none" fo:font-weight="normal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weight="normal" style:font-weight-asian="normal" style:font-weight-complex="normal"/>
    </style:style>
    <style:style style:name="ce8" style:family="table-cell" style:parent-style-name="Default" style:data-style-name="N11"/>
    <style:style style:name="ce9" style:family="table-cell" style:parent-style-name="Default" style:data-style-name="N145">
      <style:table-cell-properties style:cell-protect="protected" style:print-content="tru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1" table:default-cell-style-name="ce8"/>
        <table:table-column table:style-name="co1" table:visibility="collapse" table:number-columns-repeated="2" table:default-cell-style-name="Default"/>
        <table:table-column table:style-name="co1" table:default-cell-style-name="ce8"/>
        <table:table-column table:style-name="co1" table:visibility="collapse" table:number-columns-repeated="2" table:default-cell-style-name="Default"/>
        <table:table-column table:style-name="co1" table:default-cell-style-name="ce8"/>
        <table:table-column table:style-name="co1" table:visibility="collapse" table:number-columns-repeated="2" table:default-cell-style-name="Default"/>
        <table:table-column table:style-name="co2" table:default-cell-style-name="ce8"/>
        <table:table-column table:style-name="co1" table:visibility="collapse" table:number-columns-repeated="2" table:default-cell-style-name="Default"/>
        <table:table-column table:style-name="co1" table:default-cell-style-name="ce8"/>
        <table:table-column table:style-name="co1" table:number-columns-repeated="6" table:default-cell-style-name="Default"/>
        <table:table-row table:style-name="ro1">
          <table:table-cell office:value-type="string">
            <text:p>Facilities with General Energy Management Technologies</text:p>
          </table:table-cell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table:style-name="Default"/>
          <table:table-cell table:number-columns-repeated="2"/>
          <table:table-cell office:value-type="string">
            <text:p>In use </text:p>
          </table:table-cell>
          <table:table-cell office:value-type="string">
            <text:p>Not in use</text:p>
          </table:table-cell>
          <table:table-cell table:style-name="Default" office:value-type="string">
            <text:p>Computer Control of the Building Environment</text:p>
          </table:table-cell>
          <table:table-cell table:number-columns-repeated="2"/>
          <table:table-cell table:style-name="Default" office:value-type="string">
            <text:p>Computer Control of Processes and Major Energy-Using Equipment</text:p>
          </table:table-cell>
          <table:table-cell table:number-columns-repeated="2"/>
          <table:table-cell table:style-name="Default" office:value-type="string">
            <text:p>WHR</text:p>
          </table:table-cell>
          <table:table-cell table:number-columns-repeated="2"/>
          <table:table-cell table:style-name="Default" office:value-type="string">
            <text:p>Adjustable Speed Motors</text:p>
          </table:table-cell>
          <table:table-cell office:value-type="string">
            <text:p>Oxy Fuel Firing</text:p>
          </table:table-cell>
          <table:table-cell/>
          <table:table-cell table:style-name="Default" office:value-type="string">
            <text:p>Oxy Fuel Firing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office:value-type="string">
            <text:p>Total</text:p>
          </table:table-cell>
          <table:table-cell office:value-type="string">
            <text:p>Computer Control of Building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office:value-type="string">
            <text:p>Computer Control of Building</text:p>
          </table:table-cell>
          <table:table-cell office:value-type="string">
            <text:p>Computer Control of Equipment &amp; Processes</text:p>
          </table:table-cell>
          <table:table-cell office:value-type="string">
            <text:p>WHR</text:p>
          </table:table-cell>
          <table:table-cell office:value-type="string">
            <text:p>Adjustable Speed Motors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ood</text:p>
          </table:table-cell>
          <table:table-cell table:style-name="ce1"/>
          <table:table-cell office:value-type="float" office:value="18041">
            <text:p>18041</text:p>
          </table:table-cell>
          <table:table-cell office:value-type="float" office:value="2057">
            <text:p>2057</text:p>
          </table:table-cell>
          <table:table-cell table:formula="of:=[.$D7]-[.E7]" office:value-type="float" office:value="15984">
            <text:p>15984</text:p>
          </table:table-cell>
          <table:table-cell table:formula="of:=[.E7]/SUM([.E7:.F7])" office:value-type="percentage" office:value="0.114018069951777">
            <text:p>11.40%</text:p>
          </table:table-cell>
          <table:table-cell office:value-type="float" office:value="4047">
            <text:p>4047</text:p>
          </table:table-cell>
          <table:table-cell table:formula="of:=[.$D7]-[.H7]" office:value-type="float" office:value="13994">
            <text:p>13994</text:p>
          </table:table-cell>
          <table:table-cell table:formula="of:=[.H7]/SUM([.H7:.I7])" office:value-type="percentage" office:value="0.224322376808381">
            <text:p>22.43%</text:p>
          </table:table-cell>
          <table:table-cell office:value-type="float" office:value="2424">
            <text:p>2424</text:p>
          </table:table-cell>
          <table:table-cell table:formula="of:=[.$D7]-[.K7]" office:value-type="float" office:value="15617">
            <text:p>15617</text:p>
          </table:table-cell>
          <table:table-cell table:formula="of:=[.K7]/SUM([.K7:.L7])" office:value-type="percentage" office:value="0.134360623025331">
            <text:p>13.44%</text:p>
          </table:table-cell>
          <table:table-cell office:value-type="float" office:value="6855">
            <text:p>6855</text:p>
          </table:table-cell>
          <table:table-cell table:formula="of:=[.$D7]-[.N7]" office:value-type="float" office:value="11186">
            <text:p>11186</text:p>
          </table:table-cell>
          <table:table-cell table:formula="of:=[.N7]/SUM([.N7:.O7])" office:value-type="percentage" office:value="0.379967851006042">
            <text:p>38.00%</text:p>
          </table:table-cell>
          <table:table-cell table:number-columns-repeated="2"/>
          <table:table-cell table:style-name="ce4"/>
          <table:table-cell table:style-name="ce9"/>
          <table:table-cell office:value-type="float" office:value="1994">
            <text:p>1994</text:p>
          </table:table-cell>
          <table:table-cell table:formula="of:=[.G20]" office:value-type="percentage" office:value="0.103079750971886">
            <text:p>10.31%</text:p>
          </table:table-cell>
          <table:table-cell table:formula="of:=[.J20]" office:value-type="percentage" office:value="0.0989633218772889">
            <text:p>9.90%</text:p>
          </table:table-cell>
          <table:table-cell table:formula="of:=[.M20]" office:value-type="percentage" office:value="0.0416150205645389">
            <text:p>4.16%</text:p>
          </table:table-cell>
          <table:table-cell table:formula="of:=[.P20]" office:value-type="percentage" office:value="0.167593948954871">
            <text:p>16.76%</text:p>
          </table:table-cell>
        </table:table-row>
        <table:table-row table:style-name="ro1">
          <table:table-cell table:style-name="ce1"/>
          <table:table-cell office:value-type="string">
            <text:p>Textiles &amp; Apparel</text:p>
          </table:table-cell>
          <table:table-cell table:style-name="ce1"/>
          <table:table-cell table:style-name="ce2" office:value-type="float" office:value="23802">
            <text:p>23,802</text:p>
          </table:table-cell>
          <table:table-cell table:style-name="ce2" office:value-type="float" office:value="2151">
            <text:p>2,151</text:p>
          </table:table-cell>
          <table:table-cell table:formula="of:=[.$D8]-[.E8]" office:value-type="float" office:value="21651">
            <text:p>21651</text:p>
          </table:table-cell>
          <table:table-cell table:formula="of:=[.E8]/SUM([.E8:.F8])" office:value-type="percentage" office:value="0.0903705570960423">
            <text:p>9.04%</text:p>
          </table:table-cell>
          <table:table-cell table:style-name="ce2" office:value-type="float" office:value="1414">
            <text:p>1,414</text:p>
          </table:table-cell>
          <table:table-cell table:formula="of:=[.$D8]-[.H8]" office:value-type="float" office:value="22388">
            <text:p>22388</text:p>
          </table:table-cell>
          <table:table-cell table:formula="of:=[.H8]/SUM([.H8:.I8])" office:value-type="percentage" office:value="0.0594067725401227">
            <text:p>5.94%</text:p>
          </table:table-cell>
          <table:table-cell table:style-name="ce2" office:value-type="float" office:value="681">
            <text:p>681</text:p>
          </table:table-cell>
          <table:table-cell table:formula="of:=[.$D8]-[.K8]" office:value-type="float" office:value="23121">
            <text:p>23121</text:p>
          </table:table-cell>
          <table:table-cell table:formula="of:=[.K8]/SUM([.K8:.L8])" office:value-type="percentage" office:value="0.0286110410889841">
            <text:p>2.86%</text:p>
          </table:table-cell>
          <table:table-cell table:style-name="ce2" office:value-type="float" office:value="3608">
            <text:p>3,608</text:p>
          </table:table-cell>
          <table:table-cell table:formula="of:=[.$D8]-[.N8]" office:value-type="float" office:value="20194">
            <text:p>20194</text:p>
          </table:table-cell>
          <table:table-cell table:formula="of:=[.N8]/SUM([.N8:.O8])" office:value-type="percentage" office:value="0.151583900512562">
            <text:p>15.16%</text:p>
          </table:table-cell>
          <table:table-cell/>
          <table:table-cell table:style-name="ce9"/>
          <table:table-cell table:style-name="ce2"/>
          <table:table-cell table:style-name="ce9"/>
          <table:table-cell office:value-type="float" office:value="1998">
            <text:p>1998</text:p>
          </table:table-cell>
          <table:table-cell table:formula="of:=[.G35]" office:value-type="percentage" office:value="0.07666607478295">
            <text:p>7.67%</text:p>
          </table:table-cell>
          <table:table-cell table:formula="of:=[.J35]" office:value-type="percentage" office:value="0.131638774128796">
            <text:p>13.16%</text:p>
          </table:table-cell>
          <table:table-cell table:formula="of:=[.M35]" office:value-type="percentage" office:value="0.0548325055084587">
            <text:p>5.48%</text:p>
          </table:table-cell>
          <table:table-cell table:formula="of:=[.P35]" office:value-type="percentage" office:value="0.22355818599354">
            <text:p>22.36%</text:p>
          </table:table-cell>
        </table:table-row>
        <table:table-row table:style-name="ro1">
          <table:table-cell table:style-name="ce1"/>
          <table:table-cell office:value-type="string">
            <text:p>Wood Products</text:p>
          </table:table-cell>
          <table:table-cell table:style-name="ce1"/>
          <table:table-cell table:style-name="ce2" office:value-type="float" office:value="72133">
            <text:p>72,133</text:p>
          </table:table-cell>
          <table:table-cell table:style-name="ce2" office:value-type="float" office:value="7370">
            <text:p>7,370</text:p>
          </table:table-cell>
          <table:table-cell table:formula="of:=[.$D9]-[.E9]" office:value-type="float" office:value="64763">
            <text:p>64763</text:p>
          </table:table-cell>
          <table:table-cell table:formula="of:=[.E9]/SUM([.E9:.F9])" office:value-type="percentage" office:value="0.102172376027616">
            <text:p>10.22%</text:p>
          </table:table-cell>
          <table:table-cell table:style-name="ce2" office:value-type="float" office:value="4736">
            <text:p>4,736</text:p>
          </table:table-cell>
          <table:table-cell table:formula="of:=[.$D9]-[.H9]" office:value-type="float" office:value="67397">
            <text:p>67397</text:p>
          </table:table-cell>
          <table:table-cell table:formula="of:=[.H9]/SUM([.H9:.I9])" office:value-type="percentage" office:value="0.0656564956399983">
            <text:p>6.57%</text:p>
          </table:table-cell>
          <table:table-cell table:style-name="ce2" office:value-type="float" office:value="1509">
            <text:p>1,509</text:p>
          </table:table-cell>
          <table:table-cell table:formula="of:=[.$D9]-[.K9]" office:value-type="float" office:value="70624">
            <text:p>70624</text:p>
          </table:table-cell>
          <table:table-cell table:formula="of:=[.K9]/SUM([.K9:.L9])" office:value-type="percentage" office:value="0.0209196900170518">
            <text:p>2.09%</text:p>
          </table:table-cell>
          <table:table-cell table:style-name="ce2" office:value-type="float" office:value="9354">
            <text:p>9,354</text:p>
          </table:table-cell>
          <table:table-cell table:formula="of:=[.$D9]-[.N9]" office:value-type="float" office:value="62779">
            <text:p>62779</text:p>
          </table:table-cell>
          <table:table-cell table:formula="of:=[.N9]/SUM([.N9:.O9])" office:value-type="percentage" office:value="0.129677124201128">
            <text:p>12.97%</text:p>
          </table:table-cell>
          <table:table-cell/>
          <table:table-cell table:style-name="ce9"/>
          <table:table-cell table:style-name="ce2"/>
          <table:table-cell table:style-name="ce9"/>
          <table:table-cell office:value-type="float" office:value="2002">
            <text:p>2002</text:p>
          </table:table-cell>
          <table:table-cell table:formula="of:=[.G50]" office:value-type="percentage" office:value="0.0950321606688223">
            <text:p>9.50%</text:p>
          </table:table-cell>
          <table:table-cell table:formula="of:=[.J50]" office:value-type="percentage" office:value="0.15135194383965">
            <text:p>15.14%</text:p>
          </table:table-cell>
          <table:table-cell table:formula="of:=[.M50]" office:value-type="percentage" office:value="0.0502912147316291">
            <text:p>5.03%</text:p>
          </table:table-cell>
          <table:table-cell table:formula="of:=[.P50]" office:value-type="percentage" office:value="0.238546965537514">
            <text:p>23.85%</text:p>
          </table:table-cell>
        </table:table-row>
        <table:table-row table:style-name="ro1">
          <table:table-cell table:style-name="ce1"/>
          <table:table-cell office:value-type="string">
            <text:p>Chemicals</text:p>
          </table:table-cell>
          <table:table-cell table:style-name="ce1"/>
          <table:table-cell table:style-name="ce2" office:value-type="float" office:value="9565">
            <text:p>9,565</text:p>
          </table:table-cell>
          <table:table-cell table:style-name="ce2" office:value-type="float" office:value="1541">
            <text:p>1,541</text:p>
          </table:table-cell>
          <table:table-cell table:formula="of:=[.$D10]-[.E10]" office:value-type="float" office:value="8024">
            <text:p>8024</text:p>
          </table:table-cell>
          <table:table-cell table:formula="of:=[.E10]/SUM([.E10:.F10])" office:value-type="percentage" office:value="0.161108207004705">
            <text:p>16.11%</text:p>
          </table:table-cell>
          <table:table-cell table:style-name="ce2" office:value-type="float" office:value="2469">
            <text:p>2,469</text:p>
          </table:table-cell>
          <table:table-cell table:formula="of:=[.$D10]-[.H10]" office:value-type="float" office:value="7096">
            <text:p>7096</text:p>
          </table:table-cell>
          <table:table-cell table:formula="of:=[.H10]/SUM([.H10:.I10])" office:value-type="percentage" office:value="0.258128593831678">
            <text:p>25.81%</text:p>
          </table:table-cell>
          <table:table-cell table:style-name="ce2" office:value-type="float" office:value="1185">
            <text:p>1,185</text:p>
          </table:table-cell>
          <table:table-cell table:formula="of:=[.$D10]-[.K10]" office:value-type="float" office:value="8380">
            <text:p>8380</text:p>
          </table:table-cell>
          <table:table-cell table:formula="of:=[.K10]/SUM([.K10:.L10])" office:value-type="percentage" office:value="0.12388917929953">
            <text:p>12.39%</text:p>
          </table:table-cell>
          <table:table-cell table:style-name="ce2" office:value-type="float" office:value="3385">
            <text:p>3,385</text:p>
          </table:table-cell>
          <table:table-cell table:formula="of:=[.$D10]-[.N10]" office:value-type="float" office:value="6180">
            <text:p>6180</text:p>
          </table:table-cell>
          <table:table-cell table:formula="of:=[.N10]/SUM([.N10:.O10])" office:value-type="percentage" office:value="0.353894406691061">
            <text:p>35.39%</text:p>
          </table:table-cell>
          <table:table-cell/>
          <table:table-cell table:style-name="ce9"/>
          <table:table-cell table:style-name="ce2"/>
          <table:table-cell table:style-name="ce9"/>
          <table:table-cell office:value-type="float" office:value="2006">
            <text:p>2006</text:p>
          </table:table-cell>
          <table:table-cell table:formula="of:=[.G65]" office:value-type="percentage" office:value="0.111137358009983">
            <text:p>11.11%</text:p>
          </table:table-cell>
          <table:table-cell table:formula="of:=[.J65]" office:value-type="percentage" office:value="0.145507672082657">
            <text:p>14.55%</text:p>
          </table:table-cell>
          <table:table-cell table:formula="of:=[.M65]" office:value-type="percentage" office:value="0.0544286506583407">
            <text:p>5.44%</text:p>
          </table:table-cell>
          <table:table-cell table:formula="of:=[.P65]" office:value-type="percentage" office:value="0.255089045457346">
            <text:p>25.51%</text:p>
          </table:table-cell>
        </table:table-row>
        <table:table-row table:style-name="ro1">
          <table:table-cell table:style-name="ce1"/>
          <table:table-cell office:value-type="string">
            <text:p>Refining</text:p>
          </table:table-cell>
          <table:table-cell table:style-name="ce1"/>
          <table:table-cell table:style-name="ce2" office:value-type="float" office:value="1971">
            <text:p>1,971</text:p>
          </table:table-cell>
          <table:table-cell table:style-name="ce2" office:value-type="float" office:value="189">
            <text:p>189</text:p>
          </table:table-cell>
          <table:table-cell table:formula="of:=[.$D11]-[.E11]" office:value-type="float" office:value="1782">
            <text:p>1782</text:p>
          </table:table-cell>
          <table:table-cell table:formula="of:=[.E11]/SUM([.E11:.F11])" office:value-type="percentage" office:value="0.0958904109589041">
            <text:p>9.59%</text:p>
          </table:table-cell>
          <table:table-cell table:style-name="ce2" office:value-type="float" office:value="754">
            <text:p>754</text:p>
          </table:table-cell>
          <table:table-cell table:formula="of:=[.$D11]-[.H11]" office:value-type="float" office:value="1217">
            <text:p>1217</text:p>
          </table:table-cell>
          <table:table-cell table:formula="of:=[.H11]/SUM([.H11:.I11])" office:value-type="percentage" office:value="0.382546930492136">
            <text:p>38.25%</text:p>
          </table:table-cell>
          <table:table-cell table:style-name="ce2" office:value-type="float" office:value="273">
            <text:p>273</text:p>
          </table:table-cell>
          <table:table-cell table:formula="of:=[.$D11]-[.K11]" office:value-type="float" office:value="1698">
            <text:p>1698</text:p>
          </table:table-cell>
          <table:table-cell table:formula="of:=[.K11]/SUM([.K11:.L11])" office:value-type="percentage" office:value="0.138508371385084">
            <text:p>13.85%</text:p>
          </table:table-cell>
          <table:table-cell table:style-name="ce2" office:value-type="float" office:value="577">
            <text:p>577</text:p>
          </table:table-cell>
          <table:table-cell table:formula="of:=[.$D11]-[.N11]" office:value-type="float" office:value="1394">
            <text:p>1394</text:p>
          </table:table-cell>
          <table:table-cell table:formula="of:=[.N11]/SUM([.N11:.O11])" office:value-type="percentage" office:value="0.292744799594115">
            <text:p>29.27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Rubber &amp; Plastics</text:p>
          </table:table-cell>
          <table:table-cell table:style-name="ce1"/>
          <table:table-cell table:style-name="ce3" office:value-type="float" office:value="11952">
            <text:p>11,952</text:p>
          </table:table-cell>
          <table:table-cell table:style-name="ce3" office:value-type="float" office:value="1356">
            <text:p>1,356</text:p>
          </table:table-cell>
          <table:table-cell table:formula="of:=[.$D12]-[.E12]" office:value-type="float" office:value="10596">
            <text:p>10596</text:p>
          </table:table-cell>
          <table:table-cell table:formula="of:=[.E12]/SUM([.E12:.F12])" office:value-type="percentage" office:value="0.113453815261044">
            <text:p>11.35%</text:p>
          </table:table-cell>
          <table:table-cell table:style-name="ce3" office:value-type="float" office:value="2354">
            <text:p>2,354</text:p>
          </table:table-cell>
          <table:table-cell table:formula="of:=[.$D12]-[.H12]" office:value-type="float" office:value="9598">
            <text:p>9598</text:p>
          </table:table-cell>
          <table:table-cell table:formula="of:=[.H12]/SUM([.H12:.I12])" office:value-type="percentage" office:value="0.196954484605087">
            <text:p>19.70%</text:p>
          </table:table-cell>
          <table:table-cell table:style-name="ce3" office:value-type="float" office:value="716">
            <text:p>716</text:p>
          </table:table-cell>
          <table:table-cell table:formula="of:=[.$D12]-[.K12]" office:value-type="float" office:value="11236">
            <text:p>11236</text:p>
          </table:table-cell>
          <table:table-cell table:formula="of:=[.K12]/SUM([.K12:.L12])" office:value-type="percentage" office:value="0.0599062918340027">
            <text:p>5.99%</text:p>
          </table:table-cell>
          <table:table-cell table:style-name="ce3" office:value-type="float" office:value="3131">
            <text:p>3,131</text:p>
          </table:table-cell>
          <table:table-cell table:formula="of:=[.$D12]-[.N12]" office:value-type="float" office:value="8821">
            <text:p>8821</text:p>
          </table:table-cell>
          <table:table-cell table:formula="of:=[.N12]/SUM([.N12:.O12])" office:value-type="percentage" office:value="0.26196452476573">
            <text:p>26.20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Stone, Clay &amp; Glass</text:p>
          </table:table-cell>
          <table:table-cell table:style-name="ce1"/>
          <table:table-cell table:style-name="ce2" office:value-type="float" office:value="11866">
            <text:p>11,866</text:p>
          </table:table-cell>
          <table:table-cell table:style-name="ce2" office:value-type="float" office:value="539">
            <text:p>539</text:p>
          </table:table-cell>
          <table:table-cell table:formula="of:=[.$D13]-[.E13]" office:value-type="float" office:value="11327">
            <text:p>11327</text:p>
          </table:table-cell>
          <table:table-cell table:formula="of:=[.E13]/SUM([.E13:.F13])" office:value-type="percentage" office:value="0.0454239002191134">
            <text:p>4.54%</text:p>
          </table:table-cell>
          <table:table-cell table:style-name="ce2" office:value-type="float" office:value="1901">
            <text:p>1,901</text:p>
          </table:table-cell>
          <table:table-cell table:formula="of:=[.$D13]-[.H13]" office:value-type="float" office:value="9965">
            <text:p>9965</text:p>
          </table:table-cell>
          <table:table-cell table:formula="of:=[.H13]/SUM([.H13:.I13])" office:value-type="percentage" office:value="0.160205629529749">
            <text:p>16.02%</text:p>
          </table:table-cell>
          <table:table-cell table:style-name="ce2" office:value-type="float" office:value="847">
            <text:p>847</text:p>
          </table:table-cell>
          <table:table-cell table:formula="of:=[.$D13]-[.K13]" office:value-type="float" office:value="11019">
            <text:p>11019</text:p>
          </table:table-cell>
          <table:table-cell table:formula="of:=[.K13]/SUM([.K13:.L13])" office:value-type="percentage" office:value="0.0713804146300354">
            <text:p>7.14%</text:p>
          </table:table-cell>
          <table:table-cell table:style-name="ce2" office:value-type="float" office:value="1683">
            <text:p>1,683</text:p>
          </table:table-cell>
          <table:table-cell table:formula="of:=[.$D13]-[.N13]" office:value-type="float" office:value="10183">
            <text:p>10183</text:p>
          </table:table-cell>
          <table:table-cell table:formula="of:=[.N13]/SUM([.N13:.O13])" office:value-type="percentage" office:value="0.141833810888252">
            <text:p>14.18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Primary Metals</text:p>
          </table:table-cell>
          <table:table-cell table:style-name="ce1"/>
          <table:table-cell table:style-name="ce2" office:value-type="float" office:value="5171">
            <text:p>5,171</text:p>
          </table:table-cell>
          <table:table-cell table:style-name="ce2" office:value-type="float" office:value="379">
            <text:p>379</text:p>
          </table:table-cell>
          <table:table-cell table:formula="of:=[.$D14]-[.E14]" office:value-type="float" office:value="4792">
            <text:p>4792</text:p>
          </table:table-cell>
          <table:table-cell table:formula="of:=[.E14]/SUM([.E14:.F14])" office:value-type="percentage" office:value="0.0732933668536067">
            <text:p>7.33%</text:p>
          </table:table-cell>
          <table:table-cell table:style-name="ce2" office:value-type="float" office:value="1359">
            <text:p>1,359</text:p>
          </table:table-cell>
          <table:table-cell table:formula="of:=[.$D14]-[.H14]" office:value-type="float" office:value="3812">
            <text:p>3812</text:p>
          </table:table-cell>
          <table:table-cell table:formula="of:=[.H14]/SUM([.H14:.I14])" office:value-type="percentage" office:value="0.262811835234964">
            <text:p>26.28%</text:p>
          </table:table-cell>
          <table:table-cell table:style-name="ce2" office:value-type="float" office:value="630">
            <text:p>630</text:p>
          </table:table-cell>
          <table:table-cell table:formula="of:=[.$D14]-[.K14]" office:value-type="float" office:value="4541">
            <text:p>4541</text:p>
          </table:table-cell>
          <table:table-cell table:formula="of:=[.K14]/SUM([.K14:.L14])" office:value-type="percentage" office:value="0.121833301102301">
            <text:p>12.18%</text:p>
          </table:table-cell>
          <table:table-cell table:style-name="ce2" office:value-type="float" office:value="1420">
            <text:p>1,420</text:p>
          </table:table-cell>
          <table:table-cell table:formula="of:=[.$D14]-[.N14]" office:value-type="float" office:value="3751">
            <text:p>3751</text:p>
          </table:table-cell>
          <table:table-cell table:formula="of:=[.N14]/SUM([.N14:.O14])" office:value-type="percentage" office:value="0.274608392960743">
            <text:p>27.46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Fabricated Metals</text:p>
          </table:table-cell>
          <table:table-cell table:style-name="ce1"/>
          <table:table-cell table:style-name="ce2" office:value-type="float" office:value="26262">
            <text:p>26,262</text:p>
          </table:table-cell>
          <table:table-cell table:style-name="ce2" office:value-type="float" office:value="2475">
            <text:p>2,475</text:p>
          </table:table-cell>
          <table:table-cell table:formula="of:=[.$D15]-[.E15]" office:value-type="float" office:value="23787">
            <text:p>23787</text:p>
          </table:table-cell>
          <table:table-cell table:formula="of:=[.E15]/SUM([.E15:.F15])" office:value-type="percentage" office:value="0.0942426319396847">
            <text:p>9.42%</text:p>
          </table:table-cell>
          <table:table-cell table:style-name="ce2" office:value-type="float" office:value="2367">
            <text:p>2,367</text:p>
          </table:table-cell>
          <table:table-cell table:formula="of:=[.$D15]-[.H15]" office:value-type="float" office:value="23895">
            <text:p>23895</text:p>
          </table:table-cell>
          <table:table-cell table:formula="of:=[.H15]/SUM([.H15:.I15])" office:value-type="percentage" office:value="0.0901302261823167">
            <text:p>9.01%</text:p>
          </table:table-cell>
          <table:table-cell table:style-name="ce2" office:value-type="float" office:value="702">
            <text:p>702</text:p>
          </table:table-cell>
          <table:table-cell table:formula="of:=[.$D15]-[.K15]" office:value-type="float" office:value="25560">
            <text:p>25560</text:p>
          </table:table-cell>
          <table:table-cell table:formula="of:=[.K15]/SUM([.K15:.L15])" office:value-type="percentage" office:value="0.0267306374228924">
            <text:p>2.67%</text:p>
          </table:table-cell>
          <table:table-cell table:style-name="ce2" office:value-type="float" office:value="4780">
            <text:p>4,780</text:p>
          </table:table-cell>
          <table:table-cell table:formula="of:=[.$D15]-[.N15]" office:value-type="float" office:value="21482">
            <text:p>21482</text:p>
          </table:table-cell>
          <table:table-cell table:formula="of:=[.N15]/SUM([.N15:.O15])" office:value-type="percentage" office:value="0.182012032594623">
            <text:p>18.20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Machinery</text:p>
          </table:table-cell>
          <table:table-cell table:style-name="ce1"/>
          <table:table-cell table:style-name="ce2" office:value-type="float" office:value="33837">
            <text:p>33,837</text:p>
          </table:table-cell>
          <table:table-cell table:style-name="ce2" office:value-type="float" office:value="2967">
            <text:p>2,967</text:p>
          </table:table-cell>
          <table:table-cell table:formula="of:=[.$D16]-[.E16]" office:value-type="float" office:value="30870">
            <text:p>30870</text:p>
          </table:table-cell>
          <table:table-cell table:formula="of:=[.E16]/SUM([.E16:.F16])" office:value-type="percentage" office:value="0.0876850784644029">
            <text:p>8.77%</text:p>
          </table:table-cell>
          <table:table-cell table:style-name="ce2" office:value-type="float" office:value="1893">
            <text:p>1,893</text:p>
          </table:table-cell>
          <table:table-cell table:formula="of:=[.$D16]-[.H16]" office:value-type="float" office:value="31944">
            <text:p>31944</text:p>
          </table:table-cell>
          <table:table-cell table:formula="of:=[.H16]/SUM([.H16:.I16])" office:value-type="percentage" office:value="0.0559446759464492">
            <text:p>5.59%</text:p>
          </table:table-cell>
          <table:table-cell table:style-name="ce2" office:value-type="float" office:value="975">
            <text:p>975</text:p>
          </table:table-cell>
          <table:table-cell table:formula="of:=[.$D16]-[.K16]" office:value-type="float" office:value="32862">
            <text:p>32862</text:p>
          </table:table-cell>
          <table:table-cell table:formula="of:=[.K16]/SUM([.K16:.L16])" office:value-type="percentage" office:value="0.0288146112243993">
            <text:p>2.88%</text:p>
          </table:table-cell>
          <table:table-cell table:style-name="ce2" office:value-type="float" office:value="4436">
            <text:p>4,436</text:p>
          </table:table-cell>
          <table:table-cell table:formula="of:=[.$D16]-[.N16]" office:value-type="float" office:value="29401">
            <text:p>29401</text:p>
          </table:table-cell>
          <table:table-cell table:formula="of:=[.N16]/SUM([.N16:.O16])" office:value-type="percentage" office:value="0.131099092709165">
            <text:p>13.11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Computers &amp; Electronics</text:p>
          </table:table-cell>
          <table:table-cell table:style-name="ce1"/>
          <table:table-cell table:style-name="ce2" office:value-type="float" office:value="12664">
            <text:p>12,664</text:p>
          </table:table-cell>
          <table:table-cell table:style-name="ce2" office:value-type="float" office:value="2061">
            <text:p>2,061</text:p>
          </table:table-cell>
          <table:table-cell table:formula="of:=[.$D17]-[.E17]" office:value-type="float" office:value="10603">
            <text:p>10603</text:p>
          </table:table-cell>
          <table:table-cell table:formula="of:=[.E17]/SUM([.E17:.F17])" office:value-type="percentage" office:value="0.1627447883765">
            <text:p>16.27%</text:p>
          </table:table-cell>
          <table:table-cell table:style-name="ce2" office:value-type="float" office:value="1197">
            <text:p>1,197</text:p>
          </table:table-cell>
          <table:table-cell table:formula="of:=[.$D17]-[.H17]" office:value-type="float" office:value="11467">
            <text:p>11467</text:p>
          </table:table-cell>
          <table:table-cell table:formula="of:=[.H17]/SUM([.H17:.I17])" office:value-type="percentage" office:value="0.0945198989260897">
            <text:p>9.45%</text:p>
          </table:table-cell>
          <table:table-cell table:style-name="ce2" office:value-type="float" office:value="552">
            <text:p>552</text:p>
          </table:table-cell>
          <table:table-cell table:formula="of:=[.$D17]-[.K17]" office:value-type="float" office:value="12112">
            <text:p>12112</text:p>
          </table:table-cell>
          <table:table-cell table:formula="of:=[.K17]/SUM([.K17:.L17])" office:value-type="percentage" office:value="0.0435881238155401">
            <text:p>4.36%</text:p>
          </table:table-cell>
          <table:table-cell table:style-name="ce2" office:value-type="float" office:value="1487">
            <text:p>1,487</text:p>
          </table:table-cell>
          <table:table-cell table:formula="of:=[.$D17]-[.N17]" office:value-type="float" office:value="11177">
            <text:p>11177</text:p>
          </table:table-cell>
          <table:table-cell table:formula="of:=[.N17]/SUM([.N17:.O17])" office:value-type="percentage" office:value="0.117419456727732">
            <text:p>11.74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Transportation</text:p>
          </table:table-cell>
          <table:table-cell table:style-name="ce1"/>
          <table:table-cell table:style-name="ce3" office:value-type="float" office:value="7240">
            <text:p>7,240</text:p>
          </table:table-cell>
          <table:table-cell table:style-name="ce3" office:value-type="float" office:value="822">
            <text:p>822</text:p>
          </table:table-cell>
          <table:table-cell table:formula="of:=[.$D18]-[.E18]" office:value-type="float" office:value="6418">
            <text:p>6418</text:p>
          </table:table-cell>
          <table:table-cell table:formula="of:=[.E18]/SUM([.E18:.F18])" office:value-type="percentage" office:value="0.11353591160221">
            <text:p>11.35%</text:p>
          </table:table-cell>
          <table:table-cell table:style-name="ce3" office:value-type="float" office:value="601">
            <text:p>601</text:p>
          </table:table-cell>
          <table:table-cell table:formula="of:=[.$D18]-[.H18]" office:value-type="float" office:value="6639">
            <text:p>6639</text:p>
          </table:table-cell>
          <table:table-cell table:formula="of:=[.H18]/SUM([.H18:.I18])" office:value-type="percentage" office:value="0.0830110497237569">
            <text:p>8.30%</text:p>
          </table:table-cell>
          <table:table-cell table:style-name="ce3" office:value-type="float" office:value="182">
            <text:p>182</text:p>
          </table:table-cell>
          <table:table-cell table:formula="of:=[.$D18]-[.K18]" office:value-type="float" office:value="7058">
            <text:p>7058</text:p>
          </table:table-cell>
          <table:table-cell table:formula="of:=[.K18]/SUM([.K18:.L18])" office:value-type="percentage" office:value="0.0251381215469613">
            <text:p>2.51%</text:p>
          </table:table-cell>
          <table:table-cell table:style-name="ce3" office:value-type="float" office:value="732">
            <text:p>732</text:p>
          </table:table-cell>
          <table:table-cell table:formula="of:=[.$D18]-[.N18]" office:value-type="float" office:value="6508">
            <text:p>6508</text:p>
          </table:table-cell>
          <table:table-cell table:formula="of:=[.N18]/SUM([.N18:.O18])" office:value-type="percentage" office:value="0.101104972375691">
            <text:p>10.11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 table:style-name="ce1"/>
          <table:table-cell office:value-type="string">
            <text:p>Miscellaneous</text:p>
          </table:table-cell>
          <table:table-cell table:style-name="ce1"/>
          <table:table-cell table:style-name="ce2" office:value-type="float" office:value="49480">
            <text:p>49,480</text:p>
          </table:table-cell>
          <table:table-cell table:style-name="ce2" office:value-type="float" office:value="5366">
            <text:p>5,366</text:p>
          </table:table-cell>
          <table:table-cell table:formula="of:=[.$D19]-[.E19]" office:value-type="float" office:value="44114">
            <text:p>44114</text:p>
          </table:table-cell>
          <table:table-cell table:formula="of:=[.E19]/SUM([.E19:.F19])" office:value-type="percentage" office:value="0.108447857720291">
            <text:p>10.84%</text:p>
          </table:table-cell>
          <table:table-cell table:style-name="ce2" office:value-type="float" office:value="3012">
            <text:p>3,012</text:p>
          </table:table-cell>
          <table:table-cell table:formula="of:=[.$D19]-[.H19]" office:value-type="float" office:value="46468">
            <text:p>46468</text:p>
          </table:table-cell>
          <table:table-cell table:formula="of:=[.H19]/SUM([.H19:.I19])" office:value-type="percentage" office:value="0.0608730800323363">
            <text:p>6.09%</text:p>
          </table:table-cell>
          <table:table-cell table:style-name="ce2" office:value-type="float" office:value="1142">
            <text:p>1,142</text:p>
          </table:table-cell>
          <table:table-cell table:formula="of:=[.$D19]-[.K19]" office:value-type="float" office:value="48338">
            <text:p>48338</text:p>
          </table:table-cell>
          <table:table-cell table:formula="of:=[.K19]/SUM([.K19:.L19])" office:value-type="percentage" office:value="0.0230800323362975">
            <text:p>2.31%</text:p>
          </table:table-cell>
          <table:table-cell table:style-name="ce2" office:value-type="float" office:value="6146">
            <text:p>6,146</text:p>
          </table:table-cell>
          <table:table-cell table:formula="of:=[.$D19]-[.N19]" office:value-type="float" office:value="43334">
            <text:p>43334</text:p>
          </table:table-cell>
          <table:table-cell table:formula="of:=[.N19]/SUM([.N19:.O19])" office:value-type="percentage" office:value="0.124211802748585">
            <text:p>12.42%</text:p>
          </table:table-cell>
          <table:table-cell/>
          <table:table-cell table:style-name="ce9"/>
          <table:table-cell table:style-name="ce2"/>
          <table:table-cell table:style-name="ce9"/>
          <table:table-cell table:number-columns-repeated="5"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/>
          <table:table-cell table:formula="of:=SUM([.D7:.D19])" office:value-type="float" office:value="283984">
            <text:p>283984</text:p>
          </table:table-cell>
          <table:table-cell table:formula="of:=SUM([.E7:.E19])" office:value-type="float" office:value="29273">
            <text:p>29273</text:p>
          </table:table-cell>
          <table:table-cell table:formula="of:=SUM([.F7:.F19])" office:value-type="float" office:value="254711">
            <text:p>254711</text:p>
          </table:table-cell>
          <table:table-cell table:formula="of:=[.E20]/SUM([.E20:.F20])" office:value-type="percentage" office:value="0.103079750971886">
            <text:p>10.31%</text:p>
          </table:table-cell>
          <table:table-cell table:formula="of:=SUM([.H7:.H19])" office:value-type="float" office:value="28104">
            <text:p>28104</text:p>
          </table:table-cell>
          <table:table-cell table:formula="of:=SUM([.I7:.I19])" office:value-type="float" office:value="255880">
            <text:p>255880</text:p>
          </table:table-cell>
          <table:table-cell table:formula="of:=[.H20]/SUM([.H20:.I20])" office:value-type="percentage" office:value="0.0989633218772889">
            <text:p>9.90%</text:p>
          </table:table-cell>
          <table:table-cell table:formula="of:=SUM([.K7:.K19])" office:value-type="float" office:value="11818">
            <text:p>11818</text:p>
          </table:table-cell>
          <table:table-cell table:formula="of:=SUM([.L7:.L19])" office:value-type="float" office:value="272166">
            <text:p>272166</text:p>
          </table:table-cell>
          <table:table-cell table:formula="of:=[.K20]/SUM([.K20:.L20])" office:value-type="percentage" office:value="0.0416150205645389">
            <text:p>4.16%</text:p>
          </table:table-cell>
          <table:table-cell table:formula="of:=SUM([.N7:.N19])" office:value-type="float" office:value="47594">
            <text:p>47594</text:p>
          </table:table-cell>
          <table:table-cell table:formula="of:=SUM([.O7:.O19])" office:value-type="float" office:value="236390">
            <text:p>236390</text:p>
          </table:table-cell>
          <table:table-cell table:formula="of:=[.N20]/SUM([.N20:.O20])" office:value-type="percentage" office:value="0.167593948954871">
            <text:p>16.76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ood</text:p>
          </table:table-cell>
          <table:table-cell table:number-columns-repeated="2"/>
          <table:table-cell table:style-name="ce7" office:value-type="float" office:value="1609">
            <text:p>1,609</text:p>
          </table:table-cell>
          <table:table-cell table:style-name="ce7" office:value-type="float" office:value="16491">
            <text:p>16,491</text:p>
          </table:table-cell>
          <table:table-cell table:formula="of:=[.E22]/SUM([.E22:.F22])" office:value-type="percentage" office:value="0.0888950276243094">
            <text:p>8.89%</text:p>
          </table:table-cell>
          <table:table-cell table:style-name="ce7" office:value-type="float" office:value="4273">
            <text:p>4,273</text:p>
          </table:table-cell>
          <table:table-cell table:style-name="ce7" office:value-type="float" office:value="13792">
            <text:p>13,792</text:p>
          </table:table-cell>
          <table:table-cell table:formula="of:=[.H22]/SUM([.H22:.I22])" office:value-type="percentage" office:value="0.236534735676723">
            <text:p>23.65%</text:p>
          </table:table-cell>
          <table:table-cell table:style-name="ce7" office:value-type="float" office:value="2070">
            <text:p>2,070</text:p>
          </table:table-cell>
          <table:table-cell table:style-name="ce7" office:value-type="float" office:value="16000">
            <text:p>16,000</text:p>
          </table:table-cell>
          <table:table-cell table:formula="of:=[.K22]/SUM([.K22:.L22])" office:value-type="percentage" office:value="0.114554510237963">
            <text:p>11.46%</text:p>
          </table:table-cell>
          <table:table-cell table:style-name="ce7" office:value-type="float" office:value="6932">
            <text:p>6,932</text:p>
          </table:table-cell>
          <table:table-cell table:style-name="ce7" office:value-type="float" office:value="11167">
            <text:p>11,167</text:p>
          </table:table-cell>
          <table:table-cell table:formula="of:=[.N22]/SUM([.N22:.O22])" office:value-type="percentage" office:value="0.383004585888723">
            <text:p>38.30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Textiles &amp; Apparel</text:p>
          </table:table-cell>
          <table:table-cell table:number-columns-repeated="2"/>
          <table:table-cell table:style-name="ce7" office:value-type="float" office:value="637">
            <text:p>637</text:p>
          </table:table-cell>
          <table:table-cell table:style-name="ce7" office:value-type="float" office:value="7266">
            <text:p>7,266</text:p>
          </table:table-cell>
          <table:table-cell table:formula="of:=[.E23]/SUM([.E23:.F23])" office:value-type="percentage" office:value="0.0806023029229407">
            <text:p>8.06%</text:p>
          </table:table-cell>
          <table:table-cell table:style-name="ce7" office:value-type="float" office:value="853">
            <text:p>853</text:p>
          </table:table-cell>
          <table:table-cell table:style-name="ce7" office:value-type="float" office:value="7295">
            <text:p>7,295</text:p>
          </table:table-cell>
          <table:table-cell table:formula="of:=[.H23]/SUM([.H23:.I23])" office:value-type="percentage" office:value="0.104688267059401">
            <text:p>10.47%</text:p>
          </table:table-cell>
          <table:table-cell table:style-name="ce7" office:value-type="float" office:value="514">
            <text:p>514</text:p>
          </table:table-cell>
          <table:table-cell table:style-name="ce7" office:value-type="float" office:value="7632">
            <text:p>7,632</text:p>
          </table:table-cell>
          <table:table-cell table:formula="of:=[.K23]/SUM([.K23:.L23])" office:value-type="percentage" office:value="0.0630984532285784">
            <text:p>6.31%</text:p>
          </table:table-cell>
          <table:table-cell table:style-name="ce7" office:value-type="float" office:value="1990">
            <text:p>1,990</text:p>
          </table:table-cell>
          <table:table-cell table:style-name="ce7" office:value-type="float" office:value="6154">
            <text:p>6,154</text:p>
          </table:table-cell>
          <table:table-cell table:formula="of:=[.N23]/SUM([.N23:.O23])" office:value-type="percentage" office:value="0.244351669941061">
            <text:p>24.44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Wood Products</text:p>
          </table:table-cell>
          <table:table-cell table:number-columns-repeated="2"/>
          <table:table-cell table:style-name="ce7" office:value-type="float" office:value="2904">
            <text:p>2,904</text:p>
          </table:table-cell>
          <table:table-cell table:style-name="ce7" office:value-type="float" office:value="50492">
            <text:p>50,492</text:p>
          </table:table-cell>
          <table:table-cell table:formula="of:=[.E24]/SUM([.E24:.F24])" office:value-type="percentage" office:value="0.0543860963368043">
            <text:p>5.44%</text:p>
          </table:table-cell>
          <table:table-cell table:style-name="ce7" office:value-type="float" office:value="4695">
            <text:p>4,695</text:p>
          </table:table-cell>
          <table:table-cell table:style-name="ce7" office:value-type="float" office:value="48701">
            <text:p>48,701</text:p>
          </table:table-cell>
          <table:table-cell table:formula="of:=[.H24]/SUM([.H24:.I24])" office:value-type="percentage" office:value="0.0879279346767548">
            <text:p>8.79%</text:p>
          </table:table-cell>
          <table:table-cell table:style-name="ce7" office:value-type="float" office:value="2347">
            <text:p>2,347</text:p>
          </table:table-cell>
          <table:table-cell table:style-name="ce7" office:value-type="float" office:value="51047">
            <text:p>51,047</text:p>
          </table:table-cell>
          <table:table-cell table:formula="of:=[.K24]/SUM([.K24:.L24])" office:value-type="percentage" office:value="0.0439562497658913">
            <text:p>4.40%</text:p>
          </table:table-cell>
          <table:table-cell table:style-name="ce7" office:value-type="float" office:value="9556">
            <text:p>9,556</text:p>
          </table:table-cell>
          <table:table-cell table:style-name="ce7" office:value-type="float" office:value="43839">
            <text:p>43,839</text:p>
          </table:table-cell>
          <table:table-cell table:formula="of:=[.N24]/SUM([.N24:.O24])" office:value-type="percentage" office:value="0.178968068171177">
            <text:p>17.90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Refining</text:p>
          </table:table-cell>
          <table:table-cell table:number-columns-repeated="2"/>
          <table:table-cell table:style-name="ce7" office:value-type="float" office:value="123">
            <text:p>123</text:p>
          </table:table-cell>
          <table:table-cell table:style-name="ce7" office:value-type="float" office:value="1634">
            <text:p>1,634</text:p>
          </table:table-cell>
          <table:table-cell table:formula="of:=[.E25]/SUM([.E25:.F25])" office:value-type="percentage" office:value="0.0700056915196357">
            <text:p>7.00%</text:p>
          </table:table-cell>
          <table:table-cell table:style-name="ce7" office:value-type="float" office:value="509">
            <text:p>509</text:p>
          </table:table-cell>
          <table:table-cell table:style-name="ce7" office:value-type="float" office:value="1247">
            <text:p>1,247</text:p>
          </table:table-cell>
          <table:table-cell table:formula="of:=[.H25]/SUM([.H25:.I25])" office:value-type="percentage" office:value="0.289863325740319">
            <text:p>28.99%</text:p>
          </table:table-cell>
          <table:table-cell table:style-name="ce7" office:value-type="float" office:value="280">
            <text:p>280</text:p>
          </table:table-cell>
          <table:table-cell table:style-name="ce7" office:value-type="float" office:value="1476">
            <text:p>1,476</text:p>
          </table:table-cell>
          <table:table-cell table:formula="of:=[.K25]/SUM([.K25:.L25])" office:value-type="percentage" office:value="0.159453302961276">
            <text:p>15.95%</text:p>
          </table:table-cell>
          <table:table-cell table:style-name="ce7" office:value-type="float" office:value="747">
            <text:p>747</text:p>
          </table:table-cell>
          <table:table-cell table:style-name="ce7" office:value-type="float" office:value="1009">
            <text:p>1,009</text:p>
          </table:table-cell>
          <table:table-cell table:formula="of:=[.N25]/SUM([.N25:.O25])" office:value-type="percentage" office:value="0.425398633257403">
            <text:p>42.54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hemicals</text:p>
          </table:table-cell>
          <table:table-cell table:number-columns-repeated="2"/>
          <table:table-cell table:style-name="ce7" office:value-type="float" office:value="815">
            <text:p>815</text:p>
          </table:table-cell>
          <table:table-cell table:style-name="ce7" office:value-type="float" office:value="8147">
            <text:p>8,147</text:p>
          </table:table-cell>
          <table:table-cell table:formula="of:=[.E26]/SUM([.E26:.F26])" office:value-type="percentage" office:value="0.0909395224280295">
            <text:p>9.09%</text:p>
          </table:table-cell>
          <table:table-cell table:style-name="ce7" office:value-type="float" office:value="2756">
            <text:p>2,756</text:p>
          </table:table-cell>
          <table:table-cell table:style-name="ce7" office:value-type="float" office:value="6207">
            <text:p>6,207</text:p>
          </table:table-cell>
          <table:table-cell table:formula="of:=[.H26]/SUM([.H26:.I26])" office:value-type="percentage" office:value="0.307486332701104">
            <text:p>30.75%</text:p>
          </table:table-cell>
          <table:table-cell table:style-name="ce7" office:value-type="float" office:value="1144">
            <text:p>1,144</text:p>
          </table:table-cell>
          <table:table-cell table:style-name="ce7" office:value-type="float" office:value="7819">
            <text:p>7,819</text:p>
          </table:table-cell>
          <table:table-cell table:formula="of:=[.K26]/SUM([.K26:.L26])" office:value-type="percentage" office:value="0.127635836215553">
            <text:p>12.76%</text:p>
          </table:table-cell>
          <table:table-cell table:style-name="ce7" office:value-type="float" office:value="3679">
            <text:p>3,679</text:p>
          </table:table-cell>
          <table:table-cell table:style-name="ce7" office:value-type="float" office:value="5284">
            <text:p>5,284</text:p>
          </table:table-cell>
          <table:table-cell table:formula="of:=[.N26]/SUM([.N26:.O26])" office:value-type="percentage" office:value="0.41046524601138">
            <text:p>41.05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Rubber &amp; Plastics</text:p>
          </table:table-cell>
          <table:table-cell table:number-columns-repeated="2"/>
          <table:table-cell table:style-name="ce7" office:value-type="float" office:value="1278">
            <text:p>1,278</text:p>
          </table:table-cell>
          <table:table-cell table:style-name="ce7" office:value-type="float" office:value="10666">
            <text:p>10,666</text:p>
          </table:table-cell>
          <table:table-cell table:formula="of:=[.E27]/SUM([.E27:.F27])" office:value-type="percentage" office:value="0.106999330207636">
            <text:p>10.70%</text:p>
          </table:table-cell>
          <table:table-cell table:style-name="ce7" office:value-type="float" office:value="2292">
            <text:p>2,292</text:p>
          </table:table-cell>
          <table:table-cell table:style-name="ce7" office:value-type="float" office:value="9653">
            <text:p>9,653</text:p>
          </table:table-cell>
          <table:table-cell table:formula="of:=[.H27]/SUM([.H27:.I27])" office:value-type="percentage" office:value="0.19187944746756">
            <text:p>19.19%</text:p>
          </table:table-cell>
          <table:table-cell table:style-name="ce7" office:value-type="float" office:value="973">
            <text:p>973</text:p>
          </table:table-cell>
          <table:table-cell table:style-name="ce7" office:value-type="float" office:value="10971">
            <text:p>10,971</text:p>
          </table:table-cell>
          <table:table-cell table:formula="of:=[.K27]/SUM([.K27:.L27])" office:value-type="percentage" office:value="0.081463496316142">
            <text:p>8.15%</text:p>
          </table:table-cell>
          <table:table-cell table:style-name="ce7" office:value-type="float" office:value="3988">
            <text:p>3,988</text:p>
          </table:table-cell>
          <table:table-cell table:style-name="ce7" office:value-type="float" office:value="7955">
            <text:p>7,955</text:p>
          </table:table-cell>
          <table:table-cell table:formula="of:=[.N27]/SUM([.N27:.O27])" office:value-type="percentage" office:value="0.333919450724274">
            <text:p>33.39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Stone, Clay &amp; Glass</text:p>
          </table:table-cell>
          <table:table-cell table:number-columns-repeated="2"/>
          <table:table-cell table:style-name="ce7" office:value-type="float" office:value="643">
            <text:p>643</text:p>
          </table:table-cell>
          <table:table-cell table:style-name="ce7" office:value-type="float" office:value="10690">
            <text:p>10,690</text:p>
          </table:table-cell>
          <table:table-cell table:formula="of:=[.E28]/SUM([.E28:.F28])" office:value-type="percentage" office:value="0.0567369628518486">
            <text:p>5.67%</text:p>
          </table:table-cell>
          <table:table-cell table:style-name="ce7" office:value-type="float" office:value="2565">
            <text:p>2,565</text:p>
          </table:table-cell>
          <table:table-cell table:style-name="ce7" office:value-type="float" office:value="8768">
            <text:p>8,768</text:p>
          </table:table-cell>
          <table:table-cell table:formula="of:=[.H28]/SUM([.H28:.I28])" office:value-type="percentage" office:value="0.226330186181947">
            <text:p>22.63%</text:p>
          </table:table-cell>
          <table:table-cell table:style-name="ce7" office:value-type="float" office:value="711">
            <text:p>711</text:p>
          </table:table-cell>
          <table:table-cell table:style-name="ce7" office:value-type="float" office:value="10622">
            <text:p>10,622</text:p>
          </table:table-cell>
          <table:table-cell table:formula="of:=[.K28]/SUM([.K28:.L28])" office:value-type="percentage" office:value="0.0627371393276273">
            <text:p>6.27%</text:p>
          </table:table-cell>
          <table:table-cell table:style-name="ce7" office:value-type="float" office:value="2317">
            <text:p>2,317</text:p>
          </table:table-cell>
          <table:table-cell table:style-name="ce7" office:value-type="float" office:value="9016">
            <text:p>9,016</text:p>
          </table:table-cell>
          <table:table-cell table:formula="of:=[.N28]/SUM([.N28:.O28])" office:value-type="percentage" office:value="0.204447189623224">
            <text:p>20.44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Primary Metals</text:p>
          </table:table-cell>
          <table:table-cell table:number-columns-repeated="2"/>
          <table:table-cell table:style-name="ce7" office:value-type="float" office:value="292">
            <text:p>292</text:p>
          </table:table-cell>
          <table:table-cell table:style-name="ce7" office:value-type="float" office:value="3538">
            <text:p>3,538</text:p>
          </table:table-cell>
          <table:table-cell table:formula="of:=[.E29]/SUM([.E29:.F29])" office:value-type="percentage" office:value="0.0762402088772846">
            <text:p>7.62%</text:p>
          </table:table-cell>
          <table:table-cell table:style-name="ce7" office:value-type="float" office:value="1137">
            <text:p>1,137</text:p>
          </table:table-cell>
          <table:table-cell table:style-name="ce7" office:value-type="float" office:value="2692">
            <text:p>2,692</text:p>
          </table:table-cell>
          <table:table-cell table:formula="of:=[.H29]/SUM([.H29:.I29])" office:value-type="percentage" office:value="0.296944371898668">
            <text:p>29.69%</text:p>
          </table:table-cell>
          <table:table-cell table:style-name="ce7" office:value-type="float" office:value="438">
            <text:p>438</text:p>
          </table:table-cell>
          <table:table-cell table:style-name="ce7" office:value-type="float" office:value="3391">
            <text:p>3,391</text:p>
          </table:table-cell>
          <table:table-cell table:formula="of:=[.K29]/SUM([.K29:.L29])" office:value-type="percentage" office:value="0.114390180203709">
            <text:p>11.44%</text:p>
          </table:table-cell>
          <table:table-cell table:style-name="ce7" office:value-type="float" office:value="1536">
            <text:p>1,536</text:p>
          </table:table-cell>
          <table:table-cell table:style-name="ce7" office:value-type="float" office:value="2294">
            <text:p>2,294</text:p>
          </table:table-cell>
          <table:table-cell table:formula="of:=[.N29]/SUM([.N29:.O29])" office:value-type="percentage" office:value="0.401044386422976">
            <text:p>40.10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Fabricated Metals</text:p>
          </table:table-cell>
          <table:table-cell table:number-columns-repeated="2"/>
          <table:table-cell table:style-name="ce7" office:value-type="float" office:value="2083">
            <text:p>2,083</text:p>
          </table:table-cell>
          <table:table-cell table:style-name="ce7" office:value-type="float" office:value="38660">
            <text:p>38,660</text:p>
          </table:table-cell>
          <table:table-cell table:formula="of:=[.E30]/SUM([.E30:.F30])" office:value-type="percentage" office:value="0.0511253466853202">
            <text:p>5.11%</text:p>
          </table:table-cell>
          <table:table-cell table:style-name="ce7" office:value-type="float" office:value="3206">
            <text:p>3,206</text:p>
          </table:table-cell>
          <table:table-cell table:style-name="ce7" office:value-type="float" office:value="37537">
            <text:p>37,537</text:p>
          </table:table-cell>
          <table:table-cell table:formula="of:=[.H30]/SUM([.H30:.I30])" office:value-type="percentage" office:value="0.0786883636452888">
            <text:p>7.87%</text:p>
          </table:table-cell>
          <table:table-cell table:style-name="ce7" office:value-type="float" office:value="1303">
            <text:p>1,303</text:p>
          </table:table-cell>
          <table:table-cell table:style-name="ce7" office:value-type="float" office:value="39440">
            <text:p>39,440</text:p>
          </table:table-cell>
          <table:table-cell table:formula="of:=[.K30]/SUM([.K30:.L30])" office:value-type="percentage" office:value="0.031980953783472">
            <text:p>3.20%</text:p>
          </table:table-cell>
          <table:table-cell table:style-name="ce7" office:value-type="float" office:value="7119">
            <text:p>7,119</text:p>
          </table:table-cell>
          <table:table-cell table:style-name="ce7" office:value-type="float" office:value="33624">
            <text:p>33,624</text:p>
          </table:table-cell>
          <table:table-cell table:formula="of:=[.N30]/SUM([.N30:.O30])" office:value-type="percentage" office:value="0.17472940136956">
            <text:p>17.47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achinery</text:p>
          </table:table-cell>
          <table:table-cell table:number-columns-repeated="2"/>
          <table:table-cell table:style-name="ce7" office:value-type="float" office:value="1780">
            <text:p>1,780</text:p>
          </table:table-cell>
          <table:table-cell table:style-name="ce7" office:value-type="float" office:value="17797">
            <text:p>17,797</text:p>
          </table:table-cell>
          <table:table-cell table:formula="of:=[.E31]/SUM([.E31:.F31])" office:value-type="percentage" office:value="0.0909230219134699">
            <text:p>9.09%</text:p>
          </table:table-cell>
          <table:table-cell table:style-name="ce7" office:value-type="float" office:value="1775">
            <text:p>1,775</text:p>
          </table:table-cell>
          <table:table-cell table:style-name="ce7" office:value-type="float" office:value="17802">
            <text:p>17,802</text:p>
          </table:table-cell>
          <table:table-cell table:formula="of:=[.H31]/SUM([.H31:.I31])" office:value-type="percentage" office:value="0.0906676201665219">
            <text:p>9.07%</text:p>
          </table:table-cell>
          <table:table-cell table:style-name="ce7" office:value-type="float" office:value="671">
            <text:p>671</text:p>
          </table:table-cell>
          <table:table-cell table:style-name="ce7" office:value-type="float" office:value="18906">
            <text:p>18,906</text:p>
          </table:table-cell>
          <table:table-cell table:formula="of:=[.K31]/SUM([.K31:.L31])" office:value-type="percentage" office:value="0.0342749144404148">
            <text:p>3.43%</text:p>
          </table:table-cell>
          <table:table-cell table:style-name="ce7" office:value-type="float" office:value="3228">
            <text:p>3,228</text:p>
          </table:table-cell>
          <table:table-cell table:style-name="ce7" office:value-type="float" office:value="16349">
            <text:p>16,349</text:p>
          </table:table-cell>
          <table:table-cell table:formula="of:=[.N31]/SUM([.N31:.O31])" office:value-type="percentage" office:value="0.164887367829596">
            <text:p>16.49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Computers &amp; Electronics</text:p>
          </table:table-cell>
          <table:table-cell table:number-columns-repeated="2"/>
          <table:table-cell table:style-name="ce7" office:value-type="float" office:value="2544">
            <text:p>2,544</text:p>
          </table:table-cell>
          <table:table-cell table:style-name="ce7" office:value-type="float" office:value="11907">
            <text:p>11,907</text:p>
          </table:table-cell>
          <table:table-cell table:formula="of:=[.E32]/SUM([.E32:.F32])" office:value-type="percentage" office:value="0.17604318040274">
            <text:p>17.60%</text:p>
          </table:table-cell>
          <table:table-cell table:style-name="ce7" office:value-type="float" office:value="2199">
            <text:p>2,199</text:p>
          </table:table-cell>
          <table:table-cell table:style-name="ce7" office:value-type="float" office:value="12252">
            <text:p>12,252</text:p>
          </table:table-cell>
          <table:table-cell table:formula="of:=[.H32]/SUM([.H32:.I32])" office:value-type="percentage" office:value="0.15216940004152">
            <text:p>15.22%</text:p>
          </table:table-cell>
          <table:table-cell table:style-name="ce7" office:value-type="float" office:value="589">
            <text:p>589</text:p>
          </table:table-cell>
          <table:table-cell table:style-name="ce7" office:value-type="float" office:value="13862">
            <text:p>13,862</text:p>
          </table:table-cell>
          <table:table-cell table:formula="of:=[.K32]/SUM([.K32:.L32])" office:value-type="percentage" office:value="0.0407584250224898">
            <text:p>4.08%</text:p>
          </table:table-cell>
          <table:table-cell table:style-name="ce7" office:value-type="float" office:value="2763">
            <text:p>2,763</text:p>
          </table:table-cell>
          <table:table-cell table:style-name="ce7" office:value-type="float" office:value="11688">
            <text:p>11,688</text:p>
          </table:table-cell>
          <table:table-cell table:formula="of:=[.N32]/SUM([.N32:.O32])" office:value-type="percentage" office:value="0.191197840979863">
            <text:p>19.12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Transportation</text:p>
          </table:table-cell>
          <table:table-cell table:number-columns-repeated="2"/>
          <table:table-cell table:style-name="ce7" office:value-type="float" office:value="926">
            <text:p>926</text:p>
          </table:table-cell>
          <table:table-cell table:style-name="ce7" office:value-type="float" office:value="7454">
            <text:p>7,454</text:p>
          </table:table-cell>
          <table:table-cell table:formula="of:=[.E33]/SUM([.E33:.F33])" office:value-type="percentage" office:value="0.110501193317422">
            <text:p>11.05%</text:p>
          </table:table-cell>
          <table:table-cell table:style-name="ce7" office:value-type="float" office:value="1275">
            <text:p>1,275</text:p>
          </table:table-cell>
          <table:table-cell table:style-name="ce7" office:value-type="float" office:value="7104">
            <text:p>7,104</text:p>
          </table:table-cell>
          <table:table-cell table:formula="of:=[.H33]/SUM([.H33:.I33])" office:value-type="percentage" office:value="0.152166129609739">
            <text:p>15.22%</text:p>
          </table:table-cell>
          <table:table-cell table:style-name="ce7" office:value-type="float" office:value="416">
            <text:p>416</text:p>
          </table:table-cell>
          <table:table-cell table:style-name="ce7" office:value-type="float" office:value="7964">
            <text:p>7,964</text:p>
          </table:table-cell>
          <table:table-cell table:formula="of:=[.K33]/SUM([.K33:.L33])" office:value-type="percentage" office:value="0.0496420047732697">
            <text:p>4.96%</text:p>
          </table:table-cell>
          <table:table-cell table:style-name="ce7" office:value-type="float" office:value="1971">
            <text:p>1,971</text:p>
          </table:table-cell>
          <table:table-cell table:style-name="ce7" office:value-type="float" office:value="6409">
            <text:p>6,409</text:p>
          </table:table-cell>
          <table:table-cell table:formula="of:=[.N33]/SUM([.N33:.O33])" office:value-type="percentage" office:value="0.235202863961814">
            <text:p>23.52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>
            <text:p>Miscellaneous</text:p>
          </table:table-cell>
          <table:table-cell table:number-columns-repeated="2"/>
          <table:table-cell table:style-name="ce7" office:value-type="float" office:value="773">
            <text:p>773</text:p>
          </table:table-cell>
          <table:table-cell table:style-name="ce7" office:value-type="float" office:value="12857">
            <text:p>12,857</text:p>
          </table:table-cell>
          <table:table-cell table:formula="of:=[.E34]/SUM([.E34:.F34])" office:value-type="percentage" office:value="0.0567131327953045">
            <text:p>5.67%</text:p>
          </table:table-cell>
          <table:table-cell table:style-name="ce7" office:value-type="float" office:value="664">
            <text:p>664</text:p>
          </table:table-cell>
          <table:table-cell table:style-name="ce7" office:value-type="float" office:value="12966">
            <text:p>12,966</text:p>
          </table:table-cell>
          <table:table-cell table:formula="of:=[.H34]/SUM([.H34:.I34])" office:value-type="percentage" office:value="0.0487160674981658">
            <text:p>4.87%</text:p>
          </table:table-cell>
          <table:table-cell table:style-name="ce7" office:value-type="float" office:value="290">
            <text:p>290</text:p>
          </table:table-cell>
          <table:table-cell table:style-name="ce7" office:value-type="float" office:value="13340">
            <text:p>13,340</text:p>
          </table:table-cell>
          <table:table-cell table:formula="of:=[.K34]/SUM([.K34:.L34])" office:value-type="percentage" office:value="0.0212765957446808">
            <text:p>2.13%</text:p>
          </table:table-cell>
          <table:table-cell table:style-name="ce7" office:value-type="float" office:value="2070">
            <text:p>2,070</text:p>
          </table:table-cell>
          <table:table-cell table:style-name="ce7" office:value-type="float" office:value="11560">
            <text:p>11,560</text:p>
          </table:table-cell>
          <table:table-cell table:formula="of:=[.N34]/SUM([.N34:.O34])" office:value-type="percentage" office:value="0.151870873074101">
            <text:p>15.19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number-columns-repeated="2"/>
          <table:table-cell table:formula="of:=SUM([.E22:.E34])" office:value-type="float" office:value="16407">
            <text:p>16407</text:p>
          </table:table-cell>
          <table:table-cell table:formula="of:=SUM([.F22:.F34])" office:value-type="float" office:value="197599">
            <text:p>197599</text:p>
          </table:table-cell>
          <table:table-cell table:formula="of:=[.E35]/SUM([.E35:.F35])" office:value-type="percentage" office:value="0.07666607478295">
            <text:p>7.67%</text:p>
          </table:table-cell>
          <table:table-cell table:formula="of:=SUM([.H22:.H34])" office:value-type="float" office:value="28199">
            <text:p>28199</text:p>
          </table:table-cell>
          <table:table-cell table:formula="of:=SUM([.I22:.I34])" office:value-type="float" office:value="186016">
            <text:p>186016</text:p>
          </table:table-cell>
          <table:table-cell table:formula="of:=[.H35]/SUM([.H35:.I35])" office:value-type="percentage" office:value="0.131638774128796">
            <text:p>13.16%</text:p>
          </table:table-cell>
          <table:table-cell table:formula="of:=SUM([.K22:.K34])" office:value-type="float" office:value="11746">
            <text:p>11746</text:p>
          </table:table-cell>
          <table:table-cell table:formula="of:=SUM([.L22:.L34])" office:value-type="float" office:value="202470">
            <text:p>202470</text:p>
          </table:table-cell>
          <table:table-cell table:formula="of:=[.K35]/SUM([.K35:.L35])" office:value-type="percentage" office:value="0.0548325055084587">
            <text:p>5.48%</text:p>
          </table:table-cell>
          <table:table-cell table:formula="of:=SUM([.N22:.N34])" office:value-type="float" office:value="47896">
            <text:p>47896</text:p>
          </table:table-cell>
          <table:table-cell table:formula="of:=SUM([.O22:.O34])" office:value-type="float" office:value="166348">
            <text:p>166348</text:p>
          </table:table-cell>
          <table:table-cell table:formula="of:=[.N35]/SUM([.N35:.O35])" office:value-type="percentage" office:value="0.22355818599354">
            <text:p>22.36%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ood</text:p>
          </table:table-cell>
          <table:table-cell/>
          <table:table-cell table:style-name="ce4" office:value-type="float" office:value="16684">
            <text:p>16684</text:p>
          </table:table-cell>
          <table:table-cell table:style-name="ce4" office:value-type="float" office:value="1780">
            <text:p>1780</text:p>
          </table:table-cell>
          <table:table-cell table:formula="of:=[.$D37]-[.E37]" office:value-type="float" office:value="14904">
            <text:p>14904</text:p>
          </table:table-cell>
          <table:table-cell table:formula="of:=[.E37]/SUM([.E37:.F37])" office:value-type="percentage" office:value="0.106689043394869">
            <text:p>10.67%</text:p>
          </table:table-cell>
          <table:table-cell table:style-name="ce4" office:value-type="float" office:value="4727">
            <text:p>4727</text:p>
          </table:table-cell>
          <table:table-cell table:formula="of:=[.$D37]-[.H37]" office:value-type="float" office:value="11957">
            <text:p>11957</text:p>
          </table:table-cell>
          <table:table-cell office:value-type="percentage" office:value="0.224322376808381">
            <text:p>22.43%</text:p>
          </table:table-cell>
          <table:table-cell table:style-name="ce4" office:value-type="float" office:value="2213">
            <text:p>2213</text:p>
          </table:table-cell>
          <table:table-cell table:formula="of:=[.$D37]-[.K37]" office:value-type="float" office:value="14471">
            <text:p>14471</text:p>
          </table:table-cell>
          <table:table-cell table:formula="of:=[.K37]/SUM([.K37:.L37])" office:value-type="percentage" office:value="0.132642052265644">
            <text:p>13.26%</text:p>
          </table:table-cell>
          <table:table-cell table:style-name="ce4" office:value-type="float" office:value="7168">
            <text:p>7168</text:p>
          </table:table-cell>
          <table:table-cell table:formula="of:=[.$D37]-[.N37]" office:value-type="float" office:value="9516">
            <text:p>9516</text:p>
          </table:table-cell>
          <table:table-cell table:formula="of:=[.N37]/SUM([.N37:.O37])" office:value-type="percentage" office:value="0.429633181491249">
            <text:p>42.96%</text:p>
          </table:table-cell>
          <table:table-cell table:style-name="ce4" office:value-type="float" office:value="243">
            <text:p>243</text:p>
          </table:table-cell>
          <table:table-cell table:formula="of:=[.$D37]-[.Q37]" office:value-type="float" office:value="16441">
            <text:p>16441</text:p>
          </table:table-cell>
          <table:table-cell table:formula="of:=[.Q37]/SUM([.Q37:.R37])" office:value-type="percentage" office:value="0.0145648525533445">
            <text:p>1.46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xtiles &amp; Apparel</text:p>
          </table:table-cell>
          <table:table-cell/>
          <table:table-cell table:style-name="ce4" office:value-type="float" office:value="11889">
            <text:p>11889</text:p>
          </table:table-cell>
          <table:table-cell table:style-name="ce4" office:value-type="float" office:value="1030">
            <text:p>1030</text:p>
          </table:table-cell>
          <table:table-cell table:formula="of:=[.$D38]-[.E38]" office:value-type="float" office:value="10859">
            <text:p>10859</text:p>
          </table:table-cell>
          <table:table-cell table:formula="of:=[.E38]/SUM([.E38:.F38])" office:value-type="percentage" office:value="0.0866347043485575">
            <text:p>8.66%</text:p>
          </table:table-cell>
          <table:table-cell table:style-name="ce4" office:value-type="float" office:value="1066">
            <text:p>1066</text:p>
          </table:table-cell>
          <table:table-cell table:formula="of:=[.$D38]-[.H38]" office:value-type="float" office:value="10823">
            <text:p>10823</text:p>
          </table:table-cell>
          <table:table-cell office:value-type="percentage" office:value="0.0594067725401227">
            <text:p>5.94%</text:p>
          </table:table-cell>
          <table:table-cell table:style-name="ce4" office:value-type="float" office:value="396">
            <text:p>396</text:p>
          </table:table-cell>
          <table:table-cell table:formula="of:=[.$D38]-[.K38]" office:value-type="float" office:value="11493">
            <text:p>11493</text:p>
          </table:table-cell>
          <table:table-cell table:formula="of:=[.K38]/SUM([.K38:.L38])" office:value-type="percentage" office:value="0.0333080999242998">
            <text:p>3.33%</text:p>
          </table:table-cell>
          <table:table-cell table:style-name="ce4" office:value-type="float" office:value="1988">
            <text:p>1988</text:p>
          </table:table-cell>
          <table:table-cell table:formula="of:=[.$D38]-[.N38]" office:value-type="float" office:value="9901">
            <text:p>9901</text:p>
          </table:table-cell>
          <table:table-cell table:formula="of:=[.N38]/SUM([.N38:.O38])" office:value-type="percentage" office:value="0.16721339052906">
            <text:p>16.72%</text:p>
          </table:table-cell>
          <table:table-cell table:style-name="ce4" office:value-type="float" office:value="29">
            <text:p>29</text:p>
          </table:table-cell>
          <table:table-cell table:formula="of:=[.$D38]-[.Q38]" office:value-type="float" office:value="11860">
            <text:p>11860</text:p>
          </table:table-cell>
          <table:table-cell table:formula="of:=[.Q38]/SUM([.Q38:.R38])" office:value-type="percentage" office:value="0.00243922953991084">
            <text:p>0.24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od Products</text:p>
          </table:table-cell>
          <table:table-cell/>
          <table:table-cell table:style-name="ce5" office:value-type="float" office:value="45904">
            <text:p>45,904</text:p>
          </table:table-cell>
          <table:table-cell table:style-name="ce5" office:value-type="float" office:value="2577">
            <text:p>2,577</text:p>
          </table:table-cell>
          <table:table-cell table:formula="of:=[.$D39]-[.E39]" office:value-type="float" office:value="43327">
            <text:p>43327</text:p>
          </table:table-cell>
          <table:table-cell table:formula="of:=[.E39]/SUM([.E39:.F39])" office:value-type="percentage" office:value="0.0561388985709306">
            <text:p>5.61%</text:p>
          </table:table-cell>
          <table:table-cell table:style-name="ce5" office:value-type="float" office:value="4096">
            <text:p>4,096</text:p>
          </table:table-cell>
          <table:table-cell table:formula="of:=[.$D39]-[.H39]" office:value-type="float" office:value="41808">
            <text:p>41808</text:p>
          </table:table-cell>
          <table:table-cell office:value-type="percentage" office:value="0.0656564956399983">
            <text:p>6.57%</text:p>
          </table:table-cell>
          <table:table-cell table:style-name="ce5" office:value-type="float" office:value="1394">
            <text:p>1,394</text:p>
          </table:table-cell>
          <table:table-cell table:formula="of:=[.$D39]-[.K39]" office:value-type="float" office:value="44510">
            <text:p>44510</text:p>
          </table:table-cell>
          <table:table-cell table:formula="of:=[.K39]/SUM([.K39:.L39])" office:value-type="percentage" office:value="0.0303677239456257">
            <text:p>3.04%</text:p>
          </table:table-cell>
          <table:table-cell table:style-name="ce5" office:value-type="float" office:value="8443">
            <text:p>8,443</text:p>
          </table:table-cell>
          <table:table-cell table:formula="of:=[.$D39]-[.N39]" office:value-type="float" office:value="37461">
            <text:p>37461</text:p>
          </table:table-cell>
          <table:table-cell table:formula="of:=[.N39]/SUM([.N39:.O39])" office:value-type="percentage" office:value="0.183927326594632">
            <text:p>18.39%</text:p>
          </table:table-cell>
          <table:table-cell table:style-name="ce5" office:value-type="float" office:value="117">
            <text:p>117</text:p>
          </table:table-cell>
          <table:table-cell table:formula="of:=[.$D39]-[.Q39]" office:value-type="float" office:value="45787">
            <text:p>45787</text:p>
          </table:table-cell>
          <table:table-cell table:formula="of:=[.Q39]/SUM([.Q39:.R39])" office:value-type="percentage" office:value="0.00254879749041478">
            <text:p>0.25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fining</text:p>
          </table:table-cell>
          <table:table-cell/>
          <table:table-cell table:style-name="ce5" office:value-type="float" office:value="1916">
            <text:p>1,916</text:p>
          </table:table-cell>
          <table:table-cell table:style-name="ce5" office:value-type="float" office:value="136">
            <text:p>136</text:p>
          </table:table-cell>
          <table:table-cell table:formula="of:=[.$D40]-[.E40]" office:value-type="float" office:value="1780">
            <text:p>1780</text:p>
          </table:table-cell>
          <table:table-cell table:formula="of:=[.E40]/SUM([.E40:.F40])" office:value-type="percentage" office:value="0.0709812108559499">
            <text:p>7.10%</text:p>
          </table:table-cell>
          <table:table-cell table:style-name="ce5" office:value-type="float" office:value="668">
            <text:p>668</text:p>
          </table:table-cell>
          <table:table-cell table:formula="of:=[.$D40]-[.H40]" office:value-type="float" office:value="1248">
            <text:p>1248</text:p>
          </table:table-cell>
          <table:table-cell office:value-type="percentage" office:value="0.258128593831678">
            <text:p>25.81%</text:p>
          </table:table-cell>
          <table:table-cell table:style-name="ce5" office:value-type="float" office:value="297">
            <text:p>297</text:p>
          </table:table-cell>
          <table:table-cell table:formula="of:=[.$D40]-[.K40]" office:value-type="float" office:value="1619">
            <text:p>1619</text:p>
          </table:table-cell>
          <table:table-cell table:formula="of:=[.K40]/SUM([.K40:.L40])" office:value-type="percentage" office:value="0.155010438413361">
            <text:p>15.50%</text:p>
          </table:table-cell>
          <table:table-cell table:style-name="ce5" office:value-type="float" office:value="819">
            <text:p>819</text:p>
          </table:table-cell>
          <table:table-cell table:formula="of:=[.$D40]-[.N40]" office:value-type="float" office:value="1097">
            <text:p>1097</text:p>
          </table:table-cell>
          <table:table-cell table:formula="of:=[.N40]/SUM([.N40:.O40])" office:value-type="percentage" office:value="0.427453027139875">
            <text:p>42.75%</text:p>
          </table:table-cell>
          <table:table-cell table:style-name="ce5" office:value-type="float" office:value="16">
            <text:p>16</text:p>
          </table:table-cell>
          <table:table-cell table:formula="of:=[.$D40]-[.Q40]" office:value-type="float" office:value="1900">
            <text:p>1900</text:p>
          </table:table-cell>
          <table:table-cell table:formula="of:=[.Q40]/SUM([.Q40:.R40])" office:value-type="percentage" office:value="0.00835073068893528">
            <text:p>0.84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micals</text:p>
          </table:table-cell>
          <table:table-cell/>
          <table:table-cell table:style-name="ce5" office:value-type="float" office:value="8909">
            <text:p>8,909</text:p>
          </table:table-cell>
          <table:table-cell table:style-name="ce5" office:value-type="float" office:value="1297">
            <text:p>1,297</text:p>
          </table:table-cell>
          <table:table-cell table:formula="of:=[.$D41]-[.E41]" office:value-type="float" office:value="7612">
            <text:p>7612</text:p>
          </table:table-cell>
          <table:table-cell table:formula="of:=[.E41]/SUM([.E41:.F41])" office:value-type="percentage" office:value="0.145583118195084">
            <text:p>14.56%</text:p>
          </table:table-cell>
          <table:table-cell table:style-name="ce5" office:value-type="float" office:value="2860">
            <text:p>2,860</text:p>
          </table:table-cell>
          <table:table-cell table:formula="of:=[.$D41]-[.H41]" office:value-type="float" office:value="6049">
            <text:p>6049</text:p>
          </table:table-cell>
          <table:table-cell office:value-type="percentage" office:value="0.382546930492136">
            <text:p>38.25%</text:p>
          </table:table-cell>
          <table:table-cell table:style-name="ce5" office:value-type="float" office:value="1164">
            <text:p>1,164</text:p>
          </table:table-cell>
          <table:table-cell table:formula="of:=[.$D41]-[.K41]" office:value-type="float" office:value="7745">
            <text:p>7745</text:p>
          </table:table-cell>
          <table:table-cell table:formula="of:=[.K41]/SUM([.K41:.L41])" office:value-type="percentage" office:value="0.130654394432596">
            <text:p>13.07%</text:p>
          </table:table-cell>
          <table:table-cell table:style-name="ce5" office:value-type="float" office:value="3785">
            <text:p>3,785</text:p>
          </table:table-cell>
          <table:table-cell table:formula="of:=[.$D41]-[.N41]" office:value-type="float" office:value="5124">
            <text:p>5124</text:p>
          </table:table-cell>
          <table:table-cell table:formula="of:=[.N41]/SUM([.N41:.O41])" office:value-type="percentage" office:value="0.424851273992592">
            <text:p>42.49%</text:p>
          </table:table-cell>
          <table:table-cell table:style-name="ce5" office:value-type="float" office:value="107">
            <text:p>107</text:p>
          </table:table-cell>
          <table:table-cell table:formula="of:=[.$D41]-[.Q41]" office:value-type="float" office:value="8802">
            <text:p>8802</text:p>
          </table:table-cell>
          <table:table-cell table:formula="of:=[.Q41]/SUM([.Q41:.R41])" office:value-type="percentage" office:value="0.0120103266359861">
            <text:p>1.20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ubber &amp; Plastics</text:p>
          </table:table-cell>
          <table:table-cell/>
          <table:table-cell table:style-name="ce5" office:value-type="float" office:value="10538">
            <text:p>10,538</text:p>
          </table:table-cell>
          <table:table-cell table:style-name="ce5" office:value-type="float" office:value="669">
            <text:p>669</text:p>
          </table:table-cell>
          <table:table-cell table:formula="of:=[.$D42]-[.E42]" office:value-type="float" office:value="9869">
            <text:p>9869</text:p>
          </table:table-cell>
          <table:table-cell table:formula="of:=[.E42]/SUM([.E42:.F42])" office:value-type="percentage" office:value="0.0634845321692921">
            <text:p>6.35%</text:p>
          </table:table-cell>
          <table:table-cell table:style-name="ce5" office:value-type="float" office:value="2172">
            <text:p>2,172</text:p>
          </table:table-cell>
          <table:table-cell table:formula="of:=[.$D42]-[.H42]" office:value-type="float" office:value="8366">
            <text:p>8366</text:p>
          </table:table-cell>
          <table:table-cell office:value-type="percentage" office:value="0.196954484605087">
            <text:p>19.70%</text:p>
          </table:table-cell>
          <table:table-cell table:style-name="ce5" office:value-type="float" office:value="719">
            <text:p>719</text:p>
          </table:table-cell>
          <table:table-cell table:formula="of:=[.$D42]-[.K42]" office:value-type="float" office:value="9819">
            <text:p>9819</text:p>
          </table:table-cell>
          <table:table-cell table:formula="of:=[.K42]/SUM([.K42:.L42])" office:value-type="percentage" office:value="0.068229265515278">
            <text:p>6.82%</text:p>
          </table:table-cell>
          <table:table-cell table:style-name="ce5" office:value-type="float" office:value="3294">
            <text:p>3,294</text:p>
          </table:table-cell>
          <table:table-cell table:formula="of:=[.$D42]-[.N42]" office:value-type="float" office:value="7244">
            <text:p>7244</text:p>
          </table:table-cell>
          <table:table-cell table:formula="of:=[.N42]/SUM([.N42:.O42])" office:value-type="percentage" office:value="0.312583032833555">
            <text:p>31.26%</text:p>
          </table:table-cell>
          <table:table-cell table:style-name="ce5" office:value-type="float" office:value="16">
            <text:p>16</text:p>
          </table:table-cell>
          <table:table-cell table:formula="of:=[.$D42]-[.Q42]" office:value-type="float" office:value="10522">
            <text:p>10522</text:p>
          </table:table-cell>
          <table:table-cell table:formula="of:=[.Q42]/SUM([.Q42:.R42])" office:value-type="percentage" office:value="0.00151831467071551">
            <text:p>0.15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one, Clay &amp; Glass</text:p>
          </table:table-cell>
          <table:table-cell/>
          <table:table-cell table:style-name="ce5" office:value-type="float" office:value="11593">
            <text:p>11,593</text:p>
          </table:table-cell>
          <table:table-cell table:style-name="ce5" office:value-type="float" office:value="993">
            <text:p>993</text:p>
          </table:table-cell>
          <table:table-cell table:formula="of:=[.$D43]-[.E43]" office:value-type="float" office:value="10600">
            <text:p>10600</text:p>
          </table:table-cell>
          <table:table-cell table:formula="of:=[.E43]/SUM([.E43:.F43])" office:value-type="percentage" office:value="0.0856551367204347">
            <text:p>8.57%</text:p>
          </table:table-cell>
          <table:table-cell table:style-name="ce5" office:value-type="float" office:value="3407">
            <text:p>3,407</text:p>
          </table:table-cell>
          <table:table-cell table:formula="of:=[.$D43]-[.H43]" office:value-type="float" office:value="8186">
            <text:p>8186</text:p>
          </table:table-cell>
          <table:table-cell office:value-type="percentage" office:value="0.160205629529749">
            <text:p>16.02%</text:p>
          </table:table-cell>
          <table:table-cell table:style-name="ce5" office:value-type="float" office:value="547">
            <text:p>547</text:p>
          </table:table-cell>
          <table:table-cell table:formula="of:=[.$D43]-[.K43]" office:value-type="float" office:value="11046">
            <text:p>11046</text:p>
          </table:table-cell>
          <table:table-cell table:formula="of:=[.K43]/SUM([.K43:.L43])" office:value-type="percentage" office:value="0.0471836453032002">
            <text:p>4.72%</text:p>
          </table:table-cell>
          <table:table-cell table:style-name="ce5" office:value-type="float" office:value="2614">
            <text:p>2,614</text:p>
          </table:table-cell>
          <table:table-cell table:formula="of:=[.$D43]-[.N43]" office:value-type="float" office:value="8979">
            <text:p>8979</text:p>
          </table:table-cell>
          <table:table-cell table:formula="of:=[.N43]/SUM([.N43:.O43])" office:value-type="percentage" office:value="0.225480893642715">
            <text:p>22.55%</text:p>
          </table:table-cell>
          <table:table-cell table:style-name="ce5" office:value-type="float" office:value="150">
            <text:p>150</text:p>
          </table:table-cell>
          <table:table-cell table:formula="of:=[.$D43]-[.Q43]" office:value-type="float" office:value="11443">
            <text:p>11443</text:p>
          </table:table-cell>
          <table:table-cell table:formula="of:=[.Q43]/SUM([.Q43:.R43])" office:value-type="percentage" office:value="0.0129388424048995">
            <text:p>1.29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 Metals</text:p>
          </table:table-cell>
          <table:table-cell/>
          <table:table-cell table:style-name="ce5" office:value-type="float" office:value="4166">
            <text:p>4,166</text:p>
          </table:table-cell>
          <table:table-cell table:style-name="ce5" office:value-type="float" office:value="306">
            <text:p>306</text:p>
          </table:table-cell>
          <table:table-cell table:formula="of:=[.$D44]-[.E44]" office:value-type="float" office:value="3860">
            <text:p>3860</text:p>
          </table:table-cell>
          <table:table-cell table:formula="of:=[.E44]/SUM([.E44:.F44])" office:value-type="percentage" office:value="0.0734517522803649">
            <text:p>7.35%</text:p>
          </table:table-cell>
          <table:table-cell table:style-name="ce5" office:value-type="float" office:value="1200">
            <text:p>1,200</text:p>
          </table:table-cell>
          <table:table-cell table:formula="of:=[.$D44]-[.H44]" office:value-type="float" office:value="2966">
            <text:p>2966</text:p>
          </table:table-cell>
          <table:table-cell office:value-type="percentage" office:value="0.262811835234964">
            <text:p>26.28%</text:p>
          </table:table-cell>
          <table:table-cell table:style-name="ce5" office:value-type="float" office:value="389">
            <text:p>389</text:p>
          </table:table-cell>
          <table:table-cell table:formula="of:=[.$D44]-[.K44]" office:value-type="float" office:value="3777">
            <text:p>3777</text:p>
          </table:table-cell>
          <table:table-cell table:formula="of:=[.K44]/SUM([.K44:.L44])" office:value-type="percentage" office:value="0.0933749399903985">
            <text:p>9.34%</text:p>
          </table:table-cell>
          <table:table-cell table:style-name="ce5" office:value-type="float" office:value="1507">
            <text:p>1,507</text:p>
          </table:table-cell>
          <table:table-cell table:formula="of:=[.$D44]-[.N44]" office:value-type="float" office:value="2659">
            <text:p>2659</text:p>
          </table:table-cell>
          <table:table-cell table:formula="of:=[.N44]/SUM([.N44:.O44])" office:value-type="percentage" office:value="0.36173787806049">
            <text:p>36.17%</text:p>
          </table:table-cell>
          <table:table-cell table:style-name="ce5" office:value-type="float" office:value="170">
            <text:p>170</text:p>
          </table:table-cell>
          <table:table-cell table:formula="of:=[.$D44]-[.Q44]" office:value-type="float" office:value="3996">
            <text:p>3996</text:p>
          </table:table-cell>
          <table:table-cell table:formula="of:=[.Q44]/SUM([.Q44:.R44])" office:value-type="percentage" office:value="0.0408065290446471">
            <text:p>4.0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bricated Metals</text:p>
          </table:table-cell>
          <table:table-cell/>
          <table:table-cell table:style-name="ce5" office:value-type="float" office:value="35349">
            <text:p>35,349</text:p>
          </table:table-cell>
          <table:table-cell table:style-name="ce5" office:value-type="float" office:value="2409">
            <text:p>2,409</text:p>
          </table:table-cell>
          <table:table-cell table:formula="of:=[.$D45]-[.E45]" office:value-type="float" office:value="32940">
            <text:p>32940</text:p>
          </table:table-cell>
          <table:table-cell table:formula="of:=[.E45]/SUM([.E45:.F45])" office:value-type="percentage" office:value="0.0681490282610541">
            <text:p>6.81%</text:p>
          </table:table-cell>
          <table:table-cell table:style-name="ce5" office:value-type="float" office:value="3389">
            <text:p>3,389</text:p>
          </table:table-cell>
          <table:table-cell table:formula="of:=[.$D45]-[.H45]" office:value-type="float" office:value="31960">
            <text:p>31960</text:p>
          </table:table-cell>
          <table:table-cell office:value-type="percentage" office:value="0.0901302261823167">
            <text:p>9.01%</text:p>
          </table:table-cell>
          <table:table-cell table:style-name="ce5" office:value-type="float" office:value="1106">
            <text:p>1,106</text:p>
          </table:table-cell>
          <table:table-cell table:formula="of:=[.$D45]-[.K45]" office:value-type="float" office:value="34243">
            <text:p>34243</text:p>
          </table:table-cell>
          <table:table-cell table:formula="of:=[.K45]/SUM([.K45:.L45])" office:value-type="percentage" office:value="0.0312880138051996">
            <text:p>3.13%</text:p>
          </table:table-cell>
          <table:table-cell table:style-name="ce5" office:value-type="float" office:value="6228">
            <text:p>6,228</text:p>
          </table:table-cell>
          <table:table-cell table:formula="of:=[.$D45]-[.N45]" office:value-type="float" office:value="29121">
            <text:p>29121</text:p>
          </table:table-cell>
          <table:table-cell table:formula="of:=[.N45]/SUM([.N45:.O45])" office:value-type="percentage" office:value="0.176186030722227">
            <text:p>17.62%</text:p>
          </table:table-cell>
          <table:table-cell table:style-name="ce5" office:value-type="float" office:value="347">
            <text:p>347</text:p>
          </table:table-cell>
          <table:table-cell table:formula="of:=[.$D45]-[.Q45]" office:value-type="float" office:value="35002">
            <text:p>35002</text:p>
          </table:table-cell>
          <table:table-cell table:formula="of:=[.Q45]/SUM([.Q45:.R45])" office:value-type="percentage" office:value="0.00981640216130584">
            <text:p>0.9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chinery</text:p>
          </table:table-cell>
          <table:table-cell/>
          <table:table-cell table:style-name="ce5" office:value-type="float" office:value="17381">
            <text:p>17,381</text:p>
          </table:table-cell>
          <table:table-cell table:style-name="ce5" office:value-type="float" office:value="2109">
            <text:p>2,109</text:p>
          </table:table-cell>
          <table:table-cell table:formula="of:=[.$D46]-[.E46]" office:value-type="float" office:value="15272">
            <text:p>15272</text:p>
          </table:table-cell>
          <table:table-cell table:formula="of:=[.E46]/SUM([.E46:.F46])" office:value-type="percentage" office:value="0.121339393590703">
            <text:p>12.13%</text:p>
          </table:table-cell>
          <table:table-cell table:style-name="ce5" office:value-type="float" office:value="2212">
            <text:p>2,212</text:p>
          </table:table-cell>
          <table:table-cell table:formula="of:=[.$D46]-[.H46]" office:value-type="float" office:value="15169">
            <text:p>15169</text:p>
          </table:table-cell>
          <table:table-cell office:value-type="percentage" office:value="0.0559446759464492">
            <text:p>5.59%</text:p>
          </table:table-cell>
          <table:table-cell table:style-name="ce5" office:value-type="float" office:value="646">
            <text:p>646</text:p>
          </table:table-cell>
          <table:table-cell table:formula="of:=[.$D46]-[.K46]" office:value-type="float" office:value="16735">
            <text:p>16735</text:p>
          </table:table-cell>
          <table:table-cell table:formula="of:=[.K46]/SUM([.K46:.L46])" office:value-type="percentage" office:value="0.0371670214602152">
            <text:p>3.72%</text:p>
          </table:table-cell>
          <table:table-cell table:style-name="ce5" office:value-type="float" office:value="3698">
            <text:p>3,698</text:p>
          </table:table-cell>
          <table:table-cell table:formula="of:=[.$D46]-[.N46]" office:value-type="float" office:value="13683">
            <text:p>13683</text:p>
          </table:table-cell>
          <table:table-cell table:formula="of:=[.N46]/SUM([.N46:.O46])" office:value-type="percentage" office:value="0.2127610609286">
            <text:p>21.28%</text:p>
          </table:table-cell>
          <table:table-cell table:style-name="ce5" office:value-type="float" office:value="166">
            <text:p>166</text:p>
          </table:table-cell>
          <table:table-cell table:formula="of:=[.$D46]-[.Q46]" office:value-type="float" office:value="17215">
            <text:p>17215</text:p>
          </table:table-cell>
          <table:table-cell table:formula="of:=[.Q46]/SUM([.Q46:.R46])" office:value-type="percentage" office:value="0.00955065876531845">
            <text:p>0.96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uters &amp; Electronics</text:p>
          </table:table-cell>
          <table:table-cell/>
          <table:table-cell table:style-name="ce5" office:value-type="float" office:value="13124">
            <text:p>13,124</text:p>
          </table:table-cell>
          <table:table-cell table:style-name="ce5" office:value-type="float" office:value="3104">
            <text:p>3,104</text:p>
          </table:table-cell>
          <table:table-cell table:formula="of:=[.$D47]-[.E47]" office:value-type="float" office:value="10020">
            <text:p>10020</text:p>
          </table:table-cell>
          <table:table-cell table:formula="of:=[.E47]/SUM([.E47:.F47])" office:value-type="percentage" office:value="0.236513258153002">
            <text:p>23.65%</text:p>
          </table:table-cell>
          <table:table-cell table:style-name="ce5" office:value-type="float" office:value="2170">
            <text:p>2,170</text:p>
          </table:table-cell>
          <table:table-cell table:formula="of:=[.$D47]-[.H47]" office:value-type="float" office:value="10954">
            <text:p>10954</text:p>
          </table:table-cell>
          <table:table-cell office:value-type="percentage" office:value="0.0945198989260897">
            <text:p>9.45%</text:p>
          </table:table-cell>
          <table:table-cell table:style-name="ce5" office:value-type="float" office:value="404">
            <text:p>404</text:p>
          </table:table-cell>
          <table:table-cell table:formula="of:=[.$D47]-[.K47]" office:value-type="float" office:value="12720">
            <text:p>12720</text:p>
          </table:table-cell>
          <table:table-cell table:formula="of:=[.K47]/SUM([.K47:.L47])" office:value-type="percentage" office:value="0.0307832977750686">
            <text:p>3.08%</text:p>
          </table:table-cell>
          <table:table-cell table:style-name="ce5" office:value-type="float" office:value="2803">
            <text:p>2,803</text:p>
          </table:table-cell>
          <table:table-cell table:formula="of:=[.$D47]-[.N47]" office:value-type="float" office:value="10321">
            <text:p>10321</text:p>
          </table:table-cell>
          <table:table-cell table:formula="of:=[.N47]/SUM([.N47:.O47])" office:value-type="percentage" office:value="0.213578177384944">
            <text:p>21.36%</text:p>
          </table:table-cell>
          <table:table-cell table:style-name="ce5" office:value-type="float" office:value="38">
            <text:p>38</text:p>
          </table:table-cell>
          <table:table-cell table:formula="of:=[.$D47]-[.Q47]" office:value-type="float" office:value="13086">
            <text:p>13086</text:p>
          </table:table-cell>
          <table:table-cell table:formula="of:=[.Q47]/SUM([.Q47:.R47])" office:value-type="percentage" office:value="0.00289545870161536">
            <text:p>0.29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nsportation</text:p>
          </table:table-cell>
          <table:table-cell/>
          <table:table-cell table:style-name="ce5" office:value-type="float" office:value="7653">
            <text:p>7,653</text:p>
          </table:table-cell>
          <table:table-cell table:style-name="ce5" office:value-type="float" office:value="1214">
            <text:p>1,214</text:p>
          </table:table-cell>
          <table:table-cell table:formula="of:=[.$D48]-[.E48]" office:value-type="float" office:value="6439">
            <text:p>6439</text:p>
          </table:table-cell>
          <table:table-cell table:formula="of:=[.E48]/SUM([.E48:.F48])" office:value-type="percentage" office:value="0.158630602378152">
            <text:p>15.86%</text:p>
          </table:table-cell>
          <table:table-cell table:style-name="ce5" office:value-type="float" office:value="1297">
            <text:p>1,297</text:p>
          </table:table-cell>
          <table:table-cell table:formula="of:=[.$D48]-[.H48]" office:value-type="float" office:value="6356">
            <text:p>6356</text:p>
          </table:table-cell>
          <table:table-cell office:value-type="percentage" office:value="0.0830110497237569">
            <text:p>8.30%</text:p>
          </table:table-cell>
          <table:table-cell table:style-name="ce5" office:value-type="float" office:value="587">
            <text:p>587</text:p>
          </table:table-cell>
          <table:table-cell table:formula="of:=[.$D48]-[.K48]" office:value-type="float" office:value="7066">
            <text:p>7066</text:p>
          </table:table-cell>
          <table:table-cell table:formula="of:=[.K48]/SUM([.K48:.L48])" office:value-type="percentage" office:value="0.0767019469489089">
            <text:p>7.67%</text:p>
          </table:table-cell>
          <table:table-cell table:style-name="ce5" office:value-type="float" office:value="2439">
            <text:p>2,439</text:p>
          </table:table-cell>
          <table:table-cell table:formula="of:=[.$D48]-[.N48]" office:value-type="float" office:value="5214">
            <text:p>5214</text:p>
          </table:table-cell>
          <table:table-cell table:formula="of:=[.N48]/SUM([.N48:.O48])" office:value-type="percentage" office:value="0.318698549588397">
            <text:p>31.87%</text:p>
          </table:table-cell>
          <table:table-cell table:style-name="ce5" office:value-type="float" office:value="62">
            <text:p>62</text:p>
          </table:table-cell>
          <table:table-cell table:formula="of:=[.$D48]-[.Q48]" office:value-type="float" office:value="7591">
            <text:p>7591</text:p>
          </table:table-cell>
          <table:table-cell table:formula="of:=[.Q48]/SUM([.Q48:.R48])" office:value-type="percentage" office:value="0.00810139814451849">
            <text:p>0.81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scellaneous</text:p>
          </table:table-cell>
          <table:table-cell/>
          <table:table-cell table:style-name="ce5" office:value-type="float" office:value="15605">
            <text:p>15,605</text:p>
          </table:table-cell>
          <table:table-cell table:style-name="ce5" office:value-type="float" office:value="1450">
            <text:p>1,450</text:p>
          </table:table-cell>
          <table:table-cell table:formula="of:=[.$D49]-[.E49]" office:value-type="float" office:value="14155">
            <text:p>14155</text:p>
          </table:table-cell>
          <table:table-cell table:formula="of:=[.E49]/SUM([.E49:.F49])" office:value-type="percentage" office:value="0.0929189362383851">
            <text:p>9.29%</text:p>
          </table:table-cell>
          <table:table-cell table:style-name="ce5" office:value-type="float" office:value="1114">
            <text:p>1,114</text:p>
          </table:table-cell>
          <table:table-cell table:formula="of:=[.$D49]-[.H49]" office:value-type="float" office:value="14491">
            <text:p>14491</text:p>
          </table:table-cell>
          <table:table-cell office:value-type="percentage" office:value="0.0608730800323363">
            <text:p>6.09%</text:p>
          </table:table-cell>
          <table:table-cell table:style-name="ce5" office:value-type="float" office:value="232">
            <text:p>232</text:p>
          </table:table-cell>
          <table:table-cell table:formula="of:=[.$D49]-[.K49]" office:value-type="float" office:value="15373">
            <text:p>15373</text:p>
          </table:table-cell>
          <table:table-cell table:formula="of:=[.K49]/SUM([.K49:.L49])" office:value-type="percentage" office:value="0.0148670297981416">
            <text:p>1.49%</text:p>
          </table:table-cell>
          <table:table-cell table:style-name="ce5" office:value-type="float" office:value="3093">
            <text:p>3,093</text:p>
          </table:table-cell>
          <table:table-cell table:formula="of:=[.$D49]-[.N49]" office:value-type="float" office:value="12512">
            <text:p>12512</text:p>
          </table:table-cell>
          <table:table-cell table:formula="of:=[.N49]/SUM([.N49:.O49])" office:value-type="percentage" office:value="0.198205703300224">
            <text:p>19.82%</text:p>
          </table:table-cell>
          <table:table-cell table:style-name="ce5" office:value-type="float" office:value="0">
            <text:p>0</text:p>
          </table:table-cell>
          <table:table-cell table:formula="of:=[.$D49]-[.Q49]" office:value-type="float" office:value="15605">
            <text:p>15605</text:p>
          </table:table-cell>
          <table:table-cell table:formula="of:=[.Q49]/SUM([.Q49:.R49])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number-columns-repeated="2"/>
          <table:table-cell table:formula="of:=SUM([.E37:.E49])" office:value-type="float" office:value="19074">
            <text:p>19074</text:p>
          </table:table-cell>
          <table:table-cell table:formula="of:=SUM([.F37:.F49])" office:value-type="float" office:value="181637">
            <text:p>181637</text:p>
          </table:table-cell>
          <table:table-cell table:formula="of:=[.E50]/SUM([.E50:.F50])" office:value-type="percentage" office:value="0.0950321606688223">
            <text:p>9.50%</text:p>
          </table:table-cell>
          <table:table-cell table:formula="of:=SUM([.H37:.H49])" office:value-type="float" office:value="30378">
            <text:p>30378</text:p>
          </table:table-cell>
          <table:table-cell table:formula="of:=SUM([.I37:.I49])" office:value-type="float" office:value="170333">
            <text:p>170333</text:p>
          </table:table-cell>
          <table:table-cell table:formula="of:=[.H50]/SUM([.H50:.I50])" office:value-type="percentage" office:value="0.15135194383965">
            <text:p>15.14%</text:p>
          </table:table-cell>
          <table:table-cell table:formula="of:=SUM([.K37:.K49])" office:value-type="float" office:value="10094">
            <text:p>10094</text:p>
          </table:table-cell>
          <table:table-cell table:formula="of:=SUM([.L37:.L49])" office:value-type="float" office:value="190617">
            <text:p>190617</text:p>
          </table:table-cell>
          <table:table-cell table:formula="of:=[.K50]/SUM([.K50:.L50])" office:value-type="percentage" office:value="0.0502912147316291">
            <text:p>5.03%</text:p>
          </table:table-cell>
          <table:table-cell table:formula="of:=SUM([.N37:.N49])" office:value-type="float" office:value="47879">
            <text:p>47879</text:p>
          </table:table-cell>
          <table:table-cell table:formula="of:=SUM([.O37:.O49])" office:value-type="float" office:value="152832">
            <text:p>152832</text:p>
          </table:table-cell>
          <table:table-cell table:formula="of:=[.N50]/SUM([.N50:.O50])" office:value-type="percentage" office:value="0.238546965537514">
            <text:p>23.85%</text:p>
          </table:table-cell>
          <table:table-cell table:formula="of:=SUM([.Q37:.Q49])" office:value-type="float" office:value="1461">
            <text:p>1461</text:p>
          </table:table-cell>
          <table:table-cell table:formula="of:=SUM([.R37:.R49])" office:value-type="float" office:value="199250">
            <text:p>199250</text:p>
          </table:table-cell>
          <table:table-cell table:formula="of:=[.Q50]/SUM([.Q50:.R50])" office:value-type="percentage" office:value="0.0072791227187349">
            <text:p>0.73%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Food</text:p>
          </table:table-cell>
          <table:table-cell/>
          <table:table-cell office:value-type="float" office:value="15958">
            <text:p>15958</text:p>
          </table:table-cell>
          <table:table-cell office:value-type="float" office:value="2026">
            <text:p>2026</text:p>
          </table:table-cell>
          <table:table-cell table:formula="of:=[.$D52]-[.E52]" office:value-type="float" office:value="13932">
            <text:p>13932</text:p>
          </table:table-cell>
          <table:table-cell table:formula="of:=[.E52]/SUM([.E52:.F52])" office:value-type="percentage" office:value="0.126958265446798">
            <text:p>12.70%</text:p>
          </table:table-cell>
          <table:table-cell office:value-type="float" office:value="4286">
            <text:p>4286</text:p>
          </table:table-cell>
          <table:table-cell table:formula="of:=[.$D52]-[.H52]" office:value-type="float" office:value="11672">
            <text:p>11672</text:p>
          </table:table-cell>
          <table:table-cell office:value-type="percentage" office:value="0.224322376808381">
            <text:p>22.43%</text:p>
          </table:table-cell>
          <table:table-cell office:value-type="float" office:value="1994">
            <text:p>1994</text:p>
          </table:table-cell>
          <table:table-cell table:formula="of:=[.$D52]-[.K52]" office:value-type="float" office:value="13964">
            <text:p>13964</text:p>
          </table:table-cell>
          <table:table-cell table:formula="of:=[.K52]/SUM([.K52:.L52])" office:value-type="percentage" office:value="0.124953001629277">
            <text:p>12.50%</text:p>
          </table:table-cell>
          <table:table-cell office:value-type="float" office:value="7302">
            <text:p>7302</text:p>
          </table:table-cell>
          <table:table-cell table:formula="of:=[.$D52]-[.N52]" office:value-type="float" office:value="8656">
            <text:p>8656</text:p>
          </table:table-cell>
          <table:table-cell table:formula="of:=[.N52]/SUM([.N52:.O52])" office:value-type="percentage" office:value="0.457576137360572">
            <text:p>45.76%</text:p>
          </table:table-cell>
          <table:table-cell office:value-type="float" office:value="534">
            <text:p>534</text:p>
          </table:table-cell>
          <table:table-cell table:formula="of:=[.$D52]-[.Q52]" office:value-type="float" office:value="15424">
            <text:p>15424</text:p>
          </table:table-cell>
          <table:table-cell table:formula="of:=[.Q52]/SUM([.Q52:.R52])" office:value-type="percentage" office:value="0.0334628399548816">
            <text:p>3.35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xtiles &amp; Apparel</text:p>
          </table:table-cell>
          <table:table-cell/>
          <table:table-cell office:value-type="float" office:value="11552">
            <text:p>11552</text:p>
          </table:table-cell>
          <table:table-cell office:value-type="float" office:value="694">
            <text:p>694</text:p>
          </table:table-cell>
          <table:table-cell table:formula="of:=[.$D53]-[.E53]" office:value-type="float" office:value="10858">
            <text:p>10858</text:p>
          </table:table-cell>
          <table:table-cell table:formula="of:=[.E53]/SUM([.E53:.F53])" office:value-type="percentage" office:value="0.0600761772853186">
            <text:p>6.01%</text:p>
          </table:table-cell>
          <table:table-cell office:value-type="float" office:value="808">
            <text:p>808</text:p>
          </table:table-cell>
          <table:table-cell table:formula="of:=[.$D53]-[.H53]" office:value-type="float" office:value="10744">
            <text:p>10744</text:p>
          </table:table-cell>
          <table:table-cell office:value-type="percentage" office:value="0.0594067725401227">
            <text:p>5.94%</text:p>
          </table:table-cell>
          <table:table-cell office:value-type="float" office:value="493">
            <text:p>493</text:p>
          </table:table-cell>
          <table:table-cell table:formula="of:=[.$D53]-[.K53]" office:value-type="float" office:value="11059">
            <text:p>11059</text:p>
          </table:table-cell>
          <table:table-cell table:formula="of:=[.K53]/SUM([.K53:.L53])" office:value-type="percentage" office:value="0.0426765927977839">
            <text:p>4.27%</text:p>
          </table:table-cell>
          <table:table-cell office:value-type="float" office:value="1871">
            <text:p>1871</text:p>
          </table:table-cell>
          <table:table-cell table:formula="of:=[.$D53]-[.N53]" office:value-type="float" office:value="9681">
            <text:p>9681</text:p>
          </table:table-cell>
          <table:table-cell table:formula="of:=[.N53]/SUM([.N53:.O53])" office:value-type="percentage" office:value="0.161963296398892">
            <text:p>16.20%</text:p>
          </table:table-cell>
          <table:table-cell office:value-type="float" office:value="0">
            <text:p>0</text:p>
          </table:table-cell>
          <table:table-cell table:formula="of:=[.$D53]-[.Q53]" office:value-type="float" office:value="11552">
            <text:p>11552</text:p>
          </table:table-cell>
          <table:table-cell table:formula="of:=[.Q53]/SUM([.Q53:.R53])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od Products</text:p>
          </table:table-cell>
          <table:table-cell/>
          <table:table-cell office:value-type="float" office:value="45203">
            <text:p>45203</text:p>
          </table:table-cell>
          <table:table-cell office:value-type="float" office:value="3541">
            <text:p>3541</text:p>
          </table:table-cell>
          <table:table-cell table:formula="of:=[.$D54]-[.E54]" office:value-type="float" office:value="41662">
            <text:p>41662</text:p>
          </table:table-cell>
          <table:table-cell table:formula="of:=[.E54]/SUM([.E54:.F54])" office:value-type="percentage" office:value="0.0783355087051744">
            <text:p>7.83%</text:p>
          </table:table-cell>
          <table:table-cell office:value-type="float" office:value="4192">
            <text:p>4192</text:p>
          </table:table-cell>
          <table:table-cell table:formula="of:=[.$D54]-[.H54]" office:value-type="float" office:value="41011">
            <text:p>41011</text:p>
          </table:table-cell>
          <table:table-cell office:value-type="percentage" office:value="0.0656564956399983">
            <text:p>6.57%</text:p>
          </table:table-cell>
          <table:table-cell office:value-type="float" office:value="1679">
            <text:p>1679</text:p>
          </table:table-cell>
          <table:table-cell table:formula="of:=[.$D54]-[.K54]" office:value-type="float" office:value="43524">
            <text:p>43524</text:p>
          </table:table-cell>
          <table:table-cell table:formula="of:=[.K54]/SUM([.K54:.L54])" office:value-type="percentage" office:value="0.0371435524190872">
            <text:p>3.71%</text:p>
          </table:table-cell>
          <table:table-cell office:value-type="float" office:value="9933">
            <text:p>9933</text:p>
          </table:table-cell>
          <table:table-cell table:formula="of:=[.$D54]-[.N54]" office:value-type="float" office:value="35270">
            <text:p>35270</text:p>
          </table:table-cell>
          <table:table-cell table:formula="of:=[.N54]/SUM([.N54:.O54])" office:value-type="percentage" office:value="0.219742052518638">
            <text:p>21.97%</text:p>
          </table:table-cell>
          <table:table-cell office:value-type="float" office:value="126">
            <text:p>126</text:p>
          </table:table-cell>
          <table:table-cell table:formula="of:=[.$D54]-[.Q54]" office:value-type="float" office:value="45077">
            <text:p>45077</text:p>
          </table:table-cell>
          <table:table-cell table:formula="of:=[.Q54]/SUM([.Q54:.R54])" office:value-type="percentage" office:value="0.00278742561334425">
            <text:p>0.2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efining</text:p>
          </table:table-cell>
          <table:table-cell/>
          <table:table-cell office:value-type="float" office:value="1814">
            <text:p>1814</text:p>
          </table:table-cell>
          <table:table-cell office:value-type="float" office:value="135">
            <text:p>135</text:p>
          </table:table-cell>
          <table:table-cell table:formula="of:=[.$D55]-[.E55]" office:value-type="float" office:value="1679">
            <text:p>1679</text:p>
          </table:table-cell>
          <table:table-cell table:formula="of:=[.E55]/SUM([.E55:.F55])" office:value-type="percentage" office:value="0.0744211686879824">
            <text:p>7.44%</text:p>
          </table:table-cell>
          <table:table-cell office:value-type="float" office:value="784">
            <text:p>784</text:p>
          </table:table-cell>
          <table:table-cell table:formula="of:=[.$D55]-[.H55]" office:value-type="float" office:value="1030">
            <text:p>1030</text:p>
          </table:table-cell>
          <table:table-cell office:value-type="percentage" office:value="0.258128593831678">
            <text:p>25.81%</text:p>
          </table:table-cell>
          <table:table-cell office:value-type="float" office:value="287">
            <text:p>287</text:p>
          </table:table-cell>
          <table:table-cell table:formula="of:=[.$D55]-[.K55]" office:value-type="float" office:value="1527">
            <text:p>1527</text:p>
          </table:table-cell>
          <table:table-cell table:formula="of:=[.K55]/SUM([.K55:.L55])" office:value-type="percentage" office:value="0.158213891951488">
            <text:p>15.82%</text:p>
          </table:table-cell>
          <table:table-cell office:value-type="float" office:value="930">
            <text:p>930</text:p>
          </table:table-cell>
          <table:table-cell table:formula="of:=[.$D55]-[.N55]" office:value-type="float" office:value="884">
            <text:p>884</text:p>
          </table:table-cell>
          <table:table-cell table:formula="of:=[.N55]/SUM([.N55:.O55])" office:value-type="percentage" office:value="0.512679162072767">
            <text:p>51.27%</text:p>
          </table:table-cell>
          <table:table-cell office:value-type="float" office:value="88">
            <text:p>88</text:p>
          </table:table-cell>
          <table:table-cell table:formula="of:=[.$D55]-[.Q55]" office:value-type="float" office:value="1726">
            <text:p>1726</text:p>
          </table:table-cell>
          <table:table-cell table:formula="of:=[.Q55]/SUM([.Q55:.R55])" office:value-type="percentage" office:value="0.0485115766262404">
            <text:p>4.85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emicals</text:p>
          </table:table-cell>
          <table:table-cell/>
          <table:table-cell office:value-type="float" office:value="8625">
            <text:p>8625</text:p>
          </table:table-cell>
          <table:table-cell office:value-type="float" office:value="1566">
            <text:p>1566</text:p>
          </table:table-cell>
          <table:table-cell table:formula="of:=[.$D56]-[.E56]" office:value-type="float" office:value="7059">
            <text:p>7059</text:p>
          </table:table-cell>
          <table:table-cell table:formula="of:=[.E56]/SUM([.E56:.F56])" office:value-type="percentage" office:value="0.181565217391304">
            <text:p>18.16%</text:p>
          </table:table-cell>
          <table:table-cell office:value-type="float" office:value="2770">
            <text:p>2770</text:p>
          </table:table-cell>
          <table:table-cell table:formula="of:=[.$D56]-[.H56]" office:value-type="float" office:value="5855">
            <text:p>5855</text:p>
          </table:table-cell>
          <table:table-cell office:value-type="percentage" office:value="0.382546930492136">
            <text:p>38.25%</text:p>
          </table:table-cell>
          <table:table-cell office:value-type="float" office:value="1135">
            <text:p>1135</text:p>
          </table:table-cell>
          <table:table-cell table:formula="of:=[.$D56]-[.K56]" office:value-type="float" office:value="7490">
            <text:p>7490</text:p>
          </table:table-cell>
          <table:table-cell table:formula="of:=[.K56]/SUM([.K56:.L56])" office:value-type="percentage" office:value="0.131594202898551">
            <text:p>13.16%</text:p>
          </table:table-cell>
          <table:table-cell office:value-type="float" office:value="4386">
            <text:p>4386</text:p>
          </table:table-cell>
          <table:table-cell table:formula="of:=[.$D56]-[.N56]" office:value-type="float" office:value="4239">
            <text:p>4239</text:p>
          </table:table-cell>
          <table:table-cell table:formula="of:=[.N56]/SUM([.N56:.O56])" office:value-type="percentage" office:value="0.508521739130435">
            <text:p>50.85%</text:p>
          </table:table-cell>
          <table:table-cell office:value-type="float" office:value="307">
            <text:p>307</text:p>
          </table:table-cell>
          <table:table-cell table:formula="of:=[.$D56]-[.Q56]" office:value-type="float" office:value="8318">
            <text:p>8318</text:p>
          </table:table-cell>
          <table:table-cell table:formula="of:=[.Q56]/SUM([.Q56:.R56])" office:value-type="percentage" office:value="0.0355942028985507">
            <text:p>3.56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ubber &amp; Plastics</text:p>
          </table:table-cell>
          <table:table-cell/>
          <table:table-cell office:value-type="float" office:value="9823">
            <text:p>9823</text:p>
          </table:table-cell>
          <table:table-cell office:value-type="float" office:value="1337">
            <text:p>1337</text:p>
          </table:table-cell>
          <table:table-cell table:formula="of:=[.$D57]-[.E57]" office:value-type="float" office:value="8486">
            <text:p>8486</text:p>
          </table:table-cell>
          <table:table-cell table:formula="of:=[.E57]/SUM([.E57:.F57])" office:value-type="percentage" office:value="0.136109131629848">
            <text:p>13.61%</text:p>
          </table:table-cell>
          <table:table-cell office:value-type="float" office:value="1916">
            <text:p>1916</text:p>
          </table:table-cell>
          <table:table-cell table:formula="of:=[.$D57]-[.H57]" office:value-type="float" office:value="7907">
            <text:p>7907</text:p>
          </table:table-cell>
          <table:table-cell office:value-type="percentage" office:value="0.196954484605087">
            <text:p>19.70%</text:p>
          </table:table-cell>
          <table:table-cell office:value-type="float" office:value="824">
            <text:p>824</text:p>
          </table:table-cell>
          <table:table-cell table:formula="of:=[.$D57]-[.K57]" office:value-type="float" office:value="8999">
            <text:p>8999</text:p>
          </table:table-cell>
          <table:table-cell table:formula="of:=[.K57]/SUM([.K57:.L57])" office:value-type="percentage" office:value="0.0838847602565408">
            <text:p>8.39%</text:p>
          </table:table-cell>
          <table:table-cell office:value-type="float" office:value="3619">
            <text:p>3619</text:p>
          </table:table-cell>
          <table:table-cell table:formula="of:=[.$D57]-[.N57]" office:value-type="float" office:value="6204">
            <text:p>6204</text:p>
          </table:table-cell>
          <table:table-cell table:formula="of:=[.N57]/SUM([.N57:.O57])" office:value-type="percentage" office:value="0.368421052631579">
            <text:p>36.84%</text:p>
          </table:table-cell>
          <table:table-cell office:value-type="float" office:value="72">
            <text:p>72</text:p>
          </table:table-cell>
          <table:table-cell table:formula="of:=[.$D57]-[.Q57]" office:value-type="float" office:value="9751">
            <text:p>9751</text:p>
          </table:table-cell>
          <table:table-cell table:formula="of:=[.Q57]/SUM([.Q57:.R57])" office:value-type="percentage" office:value="0.0073297363330958">
            <text:p>0.73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one, Clay &amp; Glass</text:p>
          </table:table-cell>
          <table:table-cell/>
          <table:table-cell office:value-type="float" office:value="11975">
            <text:p>11975</text:p>
          </table:table-cell>
          <table:table-cell office:value-type="float" office:value="1163">
            <text:p>1163</text:p>
          </table:table-cell>
          <table:table-cell table:formula="of:=[.$D58]-[.E58]" office:value-type="float" office:value="10812">
            <text:p>10812</text:p>
          </table:table-cell>
          <table:table-cell table:formula="of:=[.E58]/SUM([.E58:.F58])" office:value-type="percentage" office:value="0.0971189979123173">
            <text:p>9.71%</text:p>
          </table:table-cell>
          <table:table-cell office:value-type="float" office:value="3052">
            <text:p>3052</text:p>
          </table:table-cell>
          <table:table-cell table:formula="of:=[.$D58]-[.H58]" office:value-type="float" office:value="8923">
            <text:p>8923</text:p>
          </table:table-cell>
          <table:table-cell office:value-type="percentage" office:value="0.160205629529749">
            <text:p>16.02%</text:p>
          </table:table-cell>
          <table:table-cell office:value-type="float" office:value="675">
            <text:p>675</text:p>
          </table:table-cell>
          <table:table-cell table:formula="of:=[.$D58]-[.K58]" office:value-type="float" office:value="11300">
            <text:p>11300</text:p>
          </table:table-cell>
          <table:table-cell table:formula="of:=[.K58]/SUM([.K58:.L58])" office:value-type="percentage" office:value="0.0563674321503132">
            <text:p>5.64%</text:p>
          </table:table-cell>
          <table:table-cell office:value-type="float" office:value="2933">
            <text:p>2933</text:p>
          </table:table-cell>
          <table:table-cell table:formula="of:=[.$D58]-[.N58]" office:value-type="float" office:value="9042">
            <text:p>9042</text:p>
          </table:table-cell>
          <table:table-cell table:formula="of:=[.N58]/SUM([.N58:.O58])" office:value-type="percentage" office:value="0.244926931106472">
            <text:p>24.49%</text:p>
          </table:table-cell>
          <table:table-cell office:value-type="float" office:value="201">
            <text:p>201</text:p>
          </table:table-cell>
          <table:table-cell table:formula="of:=[.$D58]-[.Q58]" office:value-type="float" office:value="11774">
            <text:p>11774</text:p>
          </table:table-cell>
          <table:table-cell table:formula="of:=[.Q58]/SUM([.Q58:.R58])" office:value-type="percentage" office:value="0.0167849686847599">
            <text:p>1.6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rimary Metals</text:p>
          </table:table-cell>
          <table:table-cell/>
          <table:table-cell office:value-type="float" office:value="3290">
            <text:p>3290</text:p>
          </table:table-cell>
          <table:table-cell office:value-type="float" office:value="419">
            <text:p>419</text:p>
          </table:table-cell>
          <table:table-cell table:formula="of:=[.$D59]-[.E59]" office:value-type="float" office:value="2871">
            <text:p>2871</text:p>
          </table:table-cell>
          <table:table-cell table:formula="of:=[.E59]/SUM([.E59:.F59])" office:value-type="percentage" office:value="0.127355623100304">
            <text:p>12.74%</text:p>
          </table:table-cell>
          <table:table-cell office:value-type="float" office:value="1097">
            <text:p>1097</text:p>
          </table:table-cell>
          <table:table-cell table:formula="of:=[.$D59]-[.H59]" office:value-type="float" office:value="2193">
            <text:p>2193</text:p>
          </table:table-cell>
          <table:table-cell office:value-type="percentage" office:value="0.262811835234964">
            <text:p>26.28%</text:p>
          </table:table-cell>
          <table:table-cell office:value-type="float" office:value="355">
            <text:p>355</text:p>
          </table:table-cell>
          <table:table-cell table:formula="of:=[.$D59]-[.K59]" office:value-type="float" office:value="2935">
            <text:p>2935</text:p>
          </table:table-cell>
          <table:table-cell table:formula="of:=[.K59]/SUM([.K59:.L59])" office:value-type="percentage" office:value="0.10790273556231">
            <text:p>10.79%</text:p>
          </table:table-cell>
          <table:table-cell office:value-type="float" office:value="1590">
            <text:p>1590</text:p>
          </table:table-cell>
          <table:table-cell table:formula="of:=[.$D59]-[.N59]" office:value-type="float" office:value="1700">
            <text:p>1700</text:p>
          </table:table-cell>
          <table:table-cell table:formula="of:=[.N59]/SUM([.N59:.O59])" office:value-type="percentage" office:value="0.483282674772036">
            <text:p>48.33%</text:p>
          </table:table-cell>
          <table:table-cell office:value-type="float" office:value="210">
            <text:p>210</text:p>
          </table:table-cell>
          <table:table-cell table:formula="of:=[.$D59]-[.Q59]" office:value-type="float" office:value="3080">
            <text:p>3080</text:p>
          </table:table-cell>
          <table:table-cell table:formula="of:=[.Q59]/SUM([.Q59:.R59])" office:value-type="percentage" office:value="0.0638297872340425">
            <text:p>6.3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Fabricated Metals</text:p>
          </table:table-cell>
          <table:table-cell/>
          <table:table-cell office:value-type="float" office:value="35601">
            <text:p>35601</text:p>
          </table:table-cell>
          <table:table-cell office:value-type="float" office:value="2839">
            <text:p>2839</text:p>
          </table:table-cell>
          <table:table-cell table:formula="of:=[.$D60]-[.E60]" office:value-type="float" office:value="32762">
            <text:p>32762</text:p>
          </table:table-cell>
          <table:table-cell table:formula="of:=[.E60]/SUM([.E60:.F60])" office:value-type="percentage" office:value="0.0797449509845229">
            <text:p>7.97%</text:p>
          </table:table-cell>
          <table:table-cell office:value-type="float" office:value="3588">
            <text:p>3588</text:p>
          </table:table-cell>
          <table:table-cell table:formula="of:=[.$D60]-[.H60]" office:value-type="float" office:value="32013">
            <text:p>32013</text:p>
          </table:table-cell>
          <table:table-cell office:value-type="percentage" office:value="0.0901302261823167">
            <text:p>9.01%</text:p>
          </table:table-cell>
          <table:table-cell office:value-type="float" office:value="1475">
            <text:p>1475</text:p>
          </table:table-cell>
          <table:table-cell table:formula="of:=[.$D60]-[.K60]" office:value-type="float" office:value="34126">
            <text:p>34126</text:p>
          </table:table-cell>
          <table:table-cell table:formula="of:=[.K60]/SUM([.K60:.L60])" office:value-type="percentage" office:value="0.0414314204657173">
            <text:p>4.14%</text:p>
          </table:table-cell>
          <table:table-cell office:value-type="float" office:value="8334">
            <text:p>8334</text:p>
          </table:table-cell>
          <table:table-cell table:formula="of:=[.$D60]-[.N60]" office:value-type="float" office:value="27267">
            <text:p>27267</text:p>
          </table:table-cell>
          <table:table-cell table:formula="of:=[.N60]/SUM([.N60:.O60])" office:value-type="percentage" office:value="0.234094547905958">
            <text:p>23.41%</text:p>
          </table:table-cell>
          <table:table-cell office:value-type="float" office:value="0">
            <text:p>0</text:p>
          </table:table-cell>
          <table:table-cell table:formula="of:=[.$D60]-[.Q60]" office:value-type="float" office:value="35601">
            <text:p>35601</text:p>
          </table:table-cell>
          <table:table-cell table:formula="of:=[.Q60]/SUM([.Q60:.R60])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chinery</text:p>
          </table:table-cell>
          <table:table-cell/>
          <table:table-cell office:value-type="float" office:value="16296">
            <text:p>16296</text:p>
          </table:table-cell>
          <table:table-cell office:value-type="float" office:value="2042">
            <text:p>2042</text:p>
          </table:table-cell>
          <table:table-cell table:formula="of:=[.$D61]-[.E61]" office:value-type="float" office:value="14254">
            <text:p>14254</text:p>
          </table:table-cell>
          <table:table-cell table:formula="of:=[.E61]/SUM([.E61:.F61])" office:value-type="percentage" office:value="0.125306823760432">
            <text:p>12.53%</text:p>
          </table:table-cell>
          <table:table-cell office:value-type="float" office:value="1293">
            <text:p>1293</text:p>
          </table:table-cell>
          <table:table-cell table:formula="of:=[.$D61]-[.H61]" office:value-type="float" office:value="15003">
            <text:p>15003</text:p>
          </table:table-cell>
          <table:table-cell office:value-type="percentage" office:value="0.0559446759464492">
            <text:p>5.59%</text:p>
          </table:table-cell>
          <table:table-cell office:value-type="float" office:value="650">
            <text:p>650</text:p>
          </table:table-cell>
          <table:table-cell table:formula="of:=[.$D61]-[.K61]" office:value-type="float" office:value="15646">
            <text:p>15646</text:p>
          </table:table-cell>
          <table:table-cell table:formula="of:=[.K61]/SUM([.K61:.L61])" office:value-type="percentage" office:value="0.039887088856161">
            <text:p>3.99%</text:p>
          </table:table-cell>
          <table:table-cell office:value-type="float" office:value="2800">
            <text:p>2800</text:p>
          </table:table-cell>
          <table:table-cell table:formula="of:=[.$D61]-[.N61]" office:value-type="float" office:value="13496">
            <text:p>13496</text:p>
          </table:table-cell>
          <table:table-cell table:formula="of:=[.N61]/SUM([.N61:.O61])" office:value-type="percentage" office:value="0.171821305841924">
            <text:p>17.18%</text:p>
          </table:table-cell>
          <table:table-cell office:value-type="float" office:value="0">
            <text:p>0</text:p>
          </table:table-cell>
          <table:table-cell table:formula="of:=[.$D61]-[.Q61]" office:value-type="float" office:value="16296">
            <text:p>16296</text:p>
          </table:table-cell>
          <table:table-cell table:formula="of:=[.Q61]/SUM([.Q61:.R61])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uters &amp; Electronics</text:p>
          </table:table-cell>
          <table:table-cell/>
          <table:table-cell table:style-name="ce6" office:value-type="float" office:value="11784">
            <text:p>11,784</text:p>
          </table:table-cell>
          <table:table-cell table:style-name="ce6" office:value-type="float" office:value="2666">
            <text:p>2,666</text:p>
          </table:table-cell>
          <table:table-cell table:formula="of:=[.$D62]-[.E62]" office:value-type="float" office:value="9118">
            <text:p>9118</text:p>
          </table:table-cell>
          <table:table-cell table:formula="of:=[.E62]/SUM([.E62:.F62])" office:value-type="percentage" office:value="0.226238968092329">
            <text:p>22.62%</text:p>
          </table:table-cell>
          <table:table-cell table:style-name="ce6" office:value-type="float" office:value="1880">
            <text:p>1,880</text:p>
          </table:table-cell>
          <table:table-cell table:formula="of:=[.$D62]-[.H62]" office:value-type="float" office:value="9904">
            <text:p>9904</text:p>
          </table:table-cell>
          <table:table-cell office:value-type="percentage" office:value="0.0945198989260897">
            <text:p>9.45%</text:p>
          </table:table-cell>
          <table:table-cell table:style-name="ce6" office:value-type="float" office:value="377">
            <text:p>377</text:p>
          </table:table-cell>
          <table:table-cell table:formula="of:=[.$D62]-[.K62]" office:value-type="float" office:value="11407">
            <text:p>11407</text:p>
          </table:table-cell>
          <table:table-cell table:formula="of:=[.K62]/SUM([.K62:.L62])" office:value-type="percentage" office:value="0.0319925322471147">
            <text:p>3.20%</text:p>
          </table:table-cell>
          <table:table-cell table:style-name="ce6" office:value-type="float" office:value="2187">
            <text:p>2,187</text:p>
          </table:table-cell>
          <table:table-cell table:formula="of:=[.$D62]-[.N62]" office:value-type="float" office:value="9597">
            <text:p>9597</text:p>
          </table:table-cell>
          <table:table-cell table:formula="of:=[.N62]/SUM([.N62:.O62])" office:value-type="percentage" office:value="0.185590631364562">
            <text:p>18.56%</text:p>
          </table:table-cell>
          <table:table-cell table:style-name="ce6" office:value-type="float" office:value="71">
            <text:p>71</text:p>
          </table:table-cell>
          <table:table-cell table:formula="of:=[.$D62]-[.Q62]" office:value-type="float" office:value="11713">
            <text:p>11713</text:p>
          </table:table-cell>
          <table:table-cell table:formula="of:=[.Q62]/SUM([.Q62:.R62])" office:value-type="percentage" office:value="0.00602511880515954">
            <text:p>0.60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ransportation</text:p>
          </table:table-cell>
          <table:table-cell/>
          <table:table-cell office:value-type="float" office:value="7024">
            <text:p>7024</text:p>
          </table:table-cell>
          <table:table-cell office:value-type="float" office:value="1300">
            <text:p>1300</text:p>
          </table:table-cell>
          <table:table-cell table:formula="of:=[.$D63]-[.E63]" office:value-type="float" office:value="5724">
            <text:p>5724</text:p>
          </table:table-cell>
          <table:table-cell table:formula="of:=[.E63]/SUM([.E63:.F63])" office:value-type="percentage" office:value="0.185079726651481">
            <text:p>18.51%</text:p>
          </table:table-cell>
          <table:table-cell office:value-type="float" office:value="1380">
            <text:p>1380</text:p>
          </table:table-cell>
          <table:table-cell table:formula="of:=[.$D63]-[.H63]" office:value-type="float" office:value="5644">
            <text:p>5644</text:p>
          </table:table-cell>
          <table:table-cell office:value-type="percentage" office:value="0.0830110497237569">
            <text:p>8.30%</text:p>
          </table:table-cell>
          <table:table-cell office:value-type="float" office:value="316">
            <text:p>316</text:p>
          </table:table-cell>
          <table:table-cell table:formula="of:=[.$D63]-[.K63]" office:value-type="float" office:value="6708">
            <text:p>6708</text:p>
          </table:table-cell>
          <table:table-cell table:formula="of:=[.K63]/SUM([.K63:.L63])" office:value-type="percentage" office:value="0.0449886104783599">
            <text:p>4.50%</text:p>
          </table:table-cell>
          <table:table-cell office:value-type="float" office:value="1998">
            <text:p>1998</text:p>
          </table:table-cell>
          <table:table-cell table:formula="of:=[.$D63]-[.N63]" office:value-type="float" office:value="5026">
            <text:p>5026</text:p>
          </table:table-cell>
          <table:table-cell table:formula="of:=[.N63]/SUM([.N63:.O63])" office:value-type="percentage" office:value="0.284453302961276">
            <text:p>28.45%</text:p>
          </table:table-cell>
          <table:table-cell office:value-type="float" office:value="111">
            <text:p>111</text:p>
          </table:table-cell>
          <table:table-cell table:formula="of:=[.$D63]-[.Q63]" office:value-type="float" office:value="6913">
            <text:p>6913</text:p>
          </table:table-cell>
          <table:table-cell table:formula="of:=[.Q63]/SUM([.Q63:.R63])" office:value-type="percentage" office:value="0.0158029612756264">
            <text:p>1.58%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scellaneous</text:p>
          </table:table-cell>
          <table:table-cell/>
          <table:table-cell office:value-type="float" office:value="15787">
            <text:p>15787</text:p>
          </table:table-cell>
          <table:table-cell office:value-type="float" office:value="1914">
            <text:p>1914</text:p>
          </table:table-cell>
          <table:table-cell table:formula="of:=[.$D64]-[.E64]" office:value-type="float" office:value="13873">
            <text:p>13873</text:p>
          </table:table-cell>
          <table:table-cell table:formula="of:=[.E64]/SUM([.E64:.F64])" office:value-type="percentage" office:value="0.121238994109077">
            <text:p>12.12%</text:p>
          </table:table-cell>
          <table:table-cell office:value-type="float" office:value="1289">
            <text:p>1289</text:p>
          </table:table-cell>
          <table:table-cell table:formula="of:=[.$D64]-[.H64]" office:value-type="float" office:value="14498">
            <text:p>14498</text:p>
          </table:table-cell>
          <table:table-cell office:value-type="percentage" office:value="0.0608730800323363">
            <text:p>6.09%</text:p>
          </table:table-cell>
          <table:table-cell office:value-type="float" office:value="339">
            <text:p>339</text:p>
          </table:table-cell>
          <table:table-cell table:formula="of:=[.$D64]-[.K64]" office:value-type="float" office:value="15448">
            <text:p>15448</text:p>
          </table:table-cell>
          <table:table-cell table:formula="of:=[.K64]/SUM([.K64:.L64])" office:value-type="percentage" office:value="0.0214733641603851">
            <text:p>2.15%</text:p>
          </table:table-cell>
          <table:table-cell office:value-type="float" office:value="1791">
            <text:p>1791</text:p>
          </table:table-cell>
          <table:table-cell table:formula="of:=[.$D64]-[.N64]" office:value-type="float" office:value="13996">
            <text:p>13996</text:p>
          </table:table-cell>
          <table:table-cell table:formula="of:=[.N64]/SUM([.N64:.O64])" office:value-type="percentage" office:value="0.113447773484513">
            <text:p>11.34%</text:p>
          </table:table-cell>
          <table:table-cell office:value-type="float" office:value="0">
            <text:p>0</text:p>
          </table:table-cell>
          <table:table-cell table:formula="of:=[.$D64]-[.Q64]" office:value-type="float" office:value="15787">
            <text:p>15787</text:p>
          </table:table-cell>
          <table:table-cell table:formula="of:=[.Q64]/SUM([.Q64:.R64])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>
            <text:p>Total</text:p>
          </table:table-cell>
          <table:table-cell table:number-columns-repeated="2"/>
          <table:table-cell table:formula="of:=SUM([.E52:.E64])" office:value-type="float" office:value="21642">
            <text:p>21642</text:p>
          </table:table-cell>
          <table:table-cell table:formula="of:=SUM([.F52:.F64])" office:value-type="float" office:value="173090">
            <text:p>173090</text:p>
          </table:table-cell>
          <table:table-cell table:formula="of:=[.E65]/SUM([.E65:.F65])" office:value-type="percentage" office:value="0.111137358009983">
            <text:p>11.11%</text:p>
          </table:table-cell>
          <table:table-cell table:formula="of:=SUM([.H52:.H64])" office:value-type="float" office:value="28335">
            <text:p>28335</text:p>
          </table:table-cell>
          <table:table-cell table:formula="of:=SUM([.I52:.I64])" office:value-type="float" office:value="166397">
            <text:p>166397</text:p>
          </table:table-cell>
          <table:table-cell table:formula="of:=[.H65]/SUM([.H65:.I65])" office:value-type="percentage" office:value="0.145507672082657">
            <text:p>14.55%</text:p>
          </table:table-cell>
          <table:table-cell table:formula="of:=SUM([.K52:.K64])" office:value-type="float" office:value="10599">
            <text:p>10599</text:p>
          </table:table-cell>
          <table:table-cell table:formula="of:=SUM([.L52:.L64])" office:value-type="float" office:value="184133">
            <text:p>184133</text:p>
          </table:table-cell>
          <table:table-cell table:formula="of:=[.K65]/SUM([.K65:.L65])" office:value-type="percentage" office:value="0.0544286506583407">
            <text:p>5.44%</text:p>
          </table:table-cell>
          <table:table-cell table:formula="of:=SUM([.N52:.N64])" office:value-type="float" office:value="49674">
            <text:p>49674</text:p>
          </table:table-cell>
          <table:table-cell table:formula="of:=SUM([.O52:.O64])" office:value-type="float" office:value="145058">
            <text:p>145058</text:p>
          </table:table-cell>
          <table:table-cell table:formula="of:=[.N65]/SUM([.N65:.O65])" office:value-type="percentage" office:value="0.255089045457346">
            <text:p>25.51%</text:p>
          </table:table-cell>
          <table:table-cell table:formula="of:=SUM([.Q52:.Q64])" office:value-type="float" office:value="1720">
            <text:p>1720</text:p>
          </table:table-cell>
          <table:table-cell table:formula="of:=SUM([.R52:.R64])" office:value-type="float" office:value="193012">
            <text:p>193012</text:p>
          </table:table-cell>
          <table:table-cell table:formula="of:=[.Q65]/SUM([.Q65:.R65])" office:value-type="percentage" office:value="0.00883265205513218">
            <text:p>0.88%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" svg:font-family="Helv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  <number:text> </number:text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8/06/2012</text:date>, <text:time>15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9T15:53:10.47</meta:creation-date>
    <meta:generator>OpenOffice.org/3.4$Win32 OpenOffice.org_project/340m1$Build-9590</meta:generator>
    <dc:date>2012-08-06T15:29:07.93</dc:date>
    <meta:editing-duration>PT1H1M7S</meta:editing-duration>
    <meta:editing-cycles>6</meta:editing-cycles>
    <meta:document-statistic meta:table-count="3" meta:cell-count="891" meta:object-count="0"/>
  </office:meta>
</office:document-meta>
</file>